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B00000090F3E3DB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ARIAL" svg:font-family="ARIAL" style:font-family-generic="swis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onotype Corsiva" svg:font-family="'Monotype Corsiv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7458in" fo:margin-left="-0.0521in" fo:margin-top="0in" fo:margin-bottom="0in" table:align="left" style:writing-mode="lr-tb"/>
    </style:style>
    <style:style style:name="Table1.A" style:family="table-column">
      <style:table-column-properties style:column-width="0.4458in"/>
    </style:style>
    <style:style style:name="Table1.B" style:family="table-column">
      <style:table-column-properties style:column-width="0.591in"/>
    </style:style>
    <style:style style:name="Table1.C" style:family="table-column">
      <style:table-column-properties style:column-width="1.4764in"/>
    </style:style>
    <style:style style:name="Table1.E" style:family="table-column">
      <style:table-column-properties style:column-width="0.7875in"/>
    </style:style>
    <style:style style:name="Table1.G" style:family="table-column">
      <style:table-column-properties style:column-width="1.1813in"/>
    </style:style>
    <style:style style:name="Table1.1" style:family="table-row">
      <style:table-row-properties style:min-row-height="0.0535in" fo:keep-together="always"/>
    </style:style>
    <style:style style:name="Table1.A1" style:family="table-cell">
      <style:table-cell-properties fo:padding-left="0.0035in" fo:padding-right="0in" fo:padding-top="0in" fo:padding-bottom="0in" fo:border="0.5pt solid #00000a"/>
    </style:style>
    <style:style style:name="Table1.2" style:family="table-row">
      <style:table-row-properties style:min-row-height="0.1063in" fo:keep-together="always"/>
    </style:style>
    <style:style style:name="Table1.A2" style:family="table-cell">
      <style:table-cell-properties style:vertical-align="middle" fo:padding-left="0.0035in" fo:padding-right="0in" fo:padding-top="0in" fo:padding-bottom="0in" fo:border="0.5pt solid #00000a"/>
    </style:style>
    <style:style style:name="Table1.3" style:family="table-row">
      <style:table-row-properties style:min-row-height="0.2792in" fo:keep-together="always"/>
    </style:style>
    <style:style style:name="Table1.D3" style:family="table-cell">
      <style:table-cell-properties style:vertical-align="bottom" fo:padding-left="0.0035in" fo:padding-right="0in" fo:padding-top="0in" fo:padding-bottom="0in" fo:border="0.5pt solid #00000a"/>
    </style:style>
    <style:style style:name="Table1.4" style:family="table-row">
      <style:table-row-properties style:min-row-height="0.2833in" fo:keep-together="always"/>
    </style:style>
    <style:style style:name="Table2" style:family="table">
      <style:table-properties style:width="6.7458in" fo:margin-left="-0.0486in" fo:margin-top="0in" fo:margin-bottom="0in" table:align="left" style:writing-mode="lr-tb"/>
    </style:style>
    <style:style style:name="Table2.A" style:family="table-column">
      <style:table-column-properties style:column-width="0.1493in"/>
    </style:style>
    <style:style style:name="Table2.B" style:family="table-column">
      <style:table-column-properties style:column-width="0.8868in"/>
    </style:style>
    <style:style style:name="Table2.C" style:family="table-column">
      <style:table-column-properties style:column-width="2.9528in"/>
    </style:style>
    <style:style style:name="Table2.D" style:family="table-column">
      <style:table-column-properties style:column-width="0.7875in"/>
    </style:style>
    <style:style style:name="Table2.F" style:family="table-column">
      <style:table-column-properties style:column-width="1.1819in"/>
    </style:style>
    <style:style style:name="Table2.1" style:family="table-row">
      <style:table-row-properties style:min-row-height="0.3306in" fo:keep-together="always"/>
    </style:style>
    <style:style style:name="Table2.A1" style:family="table-cell">
      <style:table-cell-properties fo:padding="0in" fo:border-left="0.5pt solid #000001" fo:border-right="none" fo:border-top="1pt solid #000001" fo:border-bottom="0.5pt solid #000001"/>
    </style:style>
    <style:style style:name="Table2.B1" style:family="table-cell">
      <style:table-cell-properties fo:padding="0in" fo:border-left="0.5pt solid #000001" fo:border-right="0.5pt solid #000001" fo:border-top="1pt solid #000001" fo:border-bottom="0.5pt solid #000001"/>
    </style:style>
    <style:style style:name="Table2.2" style:family="table-row">
      <style:table-row-properties style:min-row-height="0.0139in" fo:keep-together="always"/>
    </style:style>
    <style:style style:name="Table2.A2" style:family="table-cell">
      <style:table-cell-properties style:vertical-align="bottom" fo:padding="0in" fo:border-left="1pt solid #000001" fo:border-right="none" fo:border-top="none" fo:border-bottom="0.5pt solid #000001"/>
    </style:style>
    <style:style style:name="Table2.B2" style:family="table-cell">
      <style:table-cell-properties fo:padding="0in" fo:border-left="0.5pt solid #000001" fo:border-right="0.5pt solid #000001" fo:border-top="none" fo:border-bottom="0.5pt solid #000001"/>
    </style:style>
    <style:style style:name="Table2.C2" style:family="table-cell">
      <style:table-cell-properties style:vertical-align="bottom" fo:padding="0in" fo:border-left="0.5pt solid #000001" fo:border-right="none" fo:border-top="none" fo:border-bottom="0.5pt solid #000001"/>
    </style:style>
    <style:style style:name="Table2.F2" style:family="table-cell">
      <style:table-cell-properties style:vertical-align="bottom" fo:padding="0in" fo:border-left="0.5pt solid #000001" fo:border-right="1pt solid #000001" fo:border-top="none" fo:border-bottom="0.5pt solid #000001"/>
    </style:style>
    <style:style style:name="Table2.B3" style:family="table-cell">
      <style:table-cell-properties fo:padding="0in" fo:border-left="0.5pt solid #000001" fo:border-right="0.5pt solid #000001" fo:border-top="none" fo:border-bottom="0.5pt solid #000001"/>
    </style:style>
    <style:style style:name="Table2.B4" style:family="table-cell">
      <style:table-cell-properties fo:padding="0in" fo:border-left="0.5pt solid #000001" fo:border-right="0.5pt solid #000001" fo:border-top="none" fo:border-bottom="0.5pt solid #000001"/>
    </style:style>
    <style:style style:name="Table2.B5" style:family="table-cell">
      <style:table-cell-properties fo:padding="0in" fo:border-left="0.5pt solid #000001" fo:border-right="0.5pt solid #000001" fo:border-top="none" fo:border-bottom="0.5pt solid #000001"/>
    </style:style>
    <style:style style:name="Table2.B6" style:family="table-cell">
      <style:table-cell-properties fo:padding="0in" fo:border-left="0.5pt solid #000001" fo:border-right="0.5pt solid #000001" fo:border-top="none" fo:border-bottom="0.5pt solid #000001"/>
    </style:style>
    <style:style style:name="Table2.A7" style:family="table-cell">
      <style:table-cell-properties style:vertical-align="bottom" fo:padding="0in" fo:border-left="1pt solid #000001" fo:border-right="none" fo:border-top="none" fo:border-bottom="0.5pt solid #00000a"/>
    </style:style>
    <style:style style:name="Table2.B7" style:family="table-cell">
      <style:table-cell-properties fo:padding="0in" fo:border-left="0.5pt solid #000001" fo:border-right="0.5pt solid #000001" fo:border-top="none" fo:border-bottom="0.5pt solid #00000a"/>
    </style:style>
    <style:style style:name="Table2.C7" style:family="table-cell">
      <style:table-cell-properties style:vertical-align="bottom" fo:padding="0in" fo:border-left="0.5pt solid #000001" fo:border-right="none" fo:border-top="none" fo:border-bottom="0.5pt solid #00000a"/>
    </style:style>
    <style:style style:name="Table2.F7" style:family="table-cell">
      <style:table-cell-properties style:vertical-align="bottom" fo:padding="0in" fo:border-left="0.5pt solid #000001" fo:border-right="1pt solid #000001" fo:border-top="none" fo:border-bottom="0.5pt solid #00000a"/>
    </style:style>
    <style:style style:name="Table2.B8" style:family="table-cell">
      <style:table-cell-properties fo:padding="0in" fo:border-left="0.5pt solid #000001" fo:border-right="0.5pt solid #000001" fo:border-top="none" fo:border-bottom="0.5pt solid #00000a"/>
    </style:style>
    <style:style style:name="Table3" style:family="table">
      <style:table-properties style:width="6.75in" fo:margin-left="-0.0486in" fo:margin-top="0in" fo:margin-bottom="0in" table:align="left" style:writing-mode="lr-tb"/>
    </style:style>
    <style:style style:name="Table3.A" style:family="table-column">
      <style:table-column-properties style:column-width="3.6563in"/>
    </style:style>
    <style:style style:name="Table3.B" style:family="table-column">
      <style:table-column-properties style:column-width="0.3229in"/>
    </style:style>
    <style:style style:name="Table3.C" style:family="table-column">
      <style:table-column-properties style:column-width="0.2708in"/>
    </style:style>
    <style:style style:name="Table3.D" style:family="table-column">
      <style:table-column-properties style:column-width="0.3542in"/>
    </style:style>
    <style:style style:name="Table3.E" style:family="table-column">
      <style:table-column-properties style:column-width="2.1458in"/>
    </style:style>
    <style:style style:name="Table3.1" style:family="table-row">
      <style:table-row-properties style:min-row-height="0.1875in" fo:keep-together="always"/>
    </style:style>
    <style:style style:name="Table3.A1" style:family="table-cell">
      <style:table-cell-properties style:vertical-align="bottom" fo:padding="0in" fo:border="0.5pt solid #00000a"/>
    </style:style>
    <style:style style:name="Table3.A2" style:family="table-cell">
      <style:table-cell-properties style:vertical-align="bottom" fo:padding="0in" fo:border-left="0.5pt solid #000001" fo:border-right="none" fo:border-top="0.5pt solid #00000a" fo:border-bottom="0.5pt solid #00000a"/>
    </style:style>
    <style:style style:name="Table3.E2" style:family="table-cell">
      <style:table-cell-properties style:vertical-align="bottom" fo:padding="0in" fo:border-left="0.5pt solid #000001" fo:border-right="0.5pt solid #000001" fo:border-top="0.5pt solid #00000a" fo:border-bottom="0.5pt solid #00000a"/>
    </style:style>
    <style:style style:name="Table3.A3" style:family="table-cell">
      <style:table-cell-properties style:vertical-align="bottom" fo:padding="0in" fo:border-left="0.5pt solid #000001" fo:border-right="none" fo:border-top="0.5pt solid #000001" fo:border-bottom="none"/>
    </style:style>
    <style:style style:name="Table3.E3" style:family="table-cell">
      <style:table-cell-properties style:vertical-align="bottom" fo:padding="0in" fo:border-left="0.5pt solid #000001" fo:border-right="0.5pt solid #000001" fo:border-top="0.5pt solid #000001" fo:border-bottom="none"/>
    </style:style>
    <style:style style:name="Table3.A9" style:family="table-cell">
      <style:table-cell-properties style:vertical-align="bottom" fo:padding="0in" fo:border-left="0.5pt solid #000001" fo:border-right="none" fo:border-top="0.5pt solid #000001" fo:border-bottom="0.5pt solid #00000a"/>
    </style:style>
    <style:style style:name="Table3.E9" style:family="table-cell">
      <style:table-cell-properties style:vertical-align="bottom" fo:padding="0in" fo:border-left="0.5pt solid #000001" fo:border-right="0.5pt solid #000001" fo:border-top="0.5pt solid #000001" fo:border-bottom="0.5pt solid #00000a"/>
    </style:style>
    <style:style style:name="Table4" style:family="table">
      <style:table-properties style:width="6.75in" fo:margin-left="-0.0486in" fo:margin-top="0in" fo:margin-bottom="0in" table:align="left" style:writing-mode="lr-tb"/>
    </style:style>
    <style:style style:name="Table4.A" style:family="table-column">
      <style:table-column-properties style:column-width="3.6563in"/>
    </style:style>
    <style:style style:name="Table4.B" style:family="table-column">
      <style:table-column-properties style:column-width="0.3229in"/>
    </style:style>
    <style:style style:name="Table4.C" style:family="table-column">
      <style:table-column-properties style:column-width="0.2708in"/>
    </style:style>
    <style:style style:name="Table4.D" style:family="table-column">
      <style:table-column-properties style:column-width="0.3542in"/>
    </style:style>
    <style:style style:name="Table4.E" style:family="table-column">
      <style:table-column-properties style:column-width="2.1458in"/>
    </style:style>
    <style:style style:name="Table4.1" style:family="table-row">
      <style:table-row-properties style:min-row-height="0.1875in" fo:keep-together="always"/>
    </style:style>
    <style:style style:name="Table4.A1" style:family="table-cell">
      <style:table-cell-properties style:vertical-align="bottom" fo:padding="0in" fo:border-left="0.5pt solid #000001" fo:border-right="none" fo:border-top="0.5pt solid #000001" fo:border-bottom="0.5pt solid #00000a"/>
    </style:style>
    <style:style style:name="Table4.E1" style:family="table-cell">
      <style:table-cell-properties style:vertical-align="bottom" fo:padding="0in" fo:border-left="0.5pt solid #000001" fo:border-right="0.5pt solid #000001" fo:border-top="0.5pt solid #000001" fo:border-bottom="0.5pt solid #00000a"/>
    </style:style>
    <style:style style:name="Table4.A4" style:family="table-cell">
      <style:table-cell-properties style:vertical-align="bottom" fo:padding="0in" fo:border-left="0.5pt solid #000001" fo:border-right="none" fo:border-top="0.5pt solid #000001" fo:border-bottom="none"/>
    </style:style>
    <style:style style:name="Table4.E4" style:family="table-cell">
      <style:table-cell-properties style:vertical-align="bottom" fo:padding="0in" fo:border-left="0.5pt solid #000001" fo:border-right="0.5pt solid #000001" fo:border-top="0.5pt solid #000001" fo:border-bottom="none"/>
    </style:style>
    <style:style style:name="Table4.A5" style:family="table-cell">
      <style:table-cell-properties style:vertical-align="bottom" fo:padding="0in" fo:border-left="0.5pt solid #000001" fo:border-right="none" fo:border-top="0.5pt solid #00000a" fo:border-bottom="none"/>
    </style:style>
    <style:style style:name="Table4.E5" style:family="table-cell">
      <style:table-cell-properties style:vertical-align="bottom" fo:padding="0in" fo:border-left="0.5pt solid #000001" fo:border-right="0.5pt solid #000001" fo:border-top="0.5pt solid #00000a" fo:border-bottom="none"/>
    </style:style>
    <style:style style:name="Table4.A8" style:family="table-cell">
      <style:table-cell-properties style:vertical-align="bottom" fo:padding="0in" fo:border-left="0.5pt solid #000001" fo:border-right="none" fo:border-top="0.5pt solid #000001" fo:border-bottom="0.5pt solid #000001"/>
    </style:style>
    <style:style style:name="Table4.E8" style:family="table-cell">
      <style:table-cell-properties style:vertical-align="bottom" fo:padding="0in" fo:border="0.5pt solid #000001"/>
    </style:style>
    <style:style style:name="Table4.A32" style:family="table-cell">
      <style:table-cell-properties style:vertical-align="bottom" fo:background-color="#ffffff" fo:padding="0in" fo:border-left="0.5pt solid #000001" fo:border-right="none" fo:border-top="0.5pt solid #000001" fo:border-bottom="none">
        <style:background-image/>
      </style:table-cell-properties>
    </style:style>
    <style:style style:name="Table4.E32" style:family="table-cell">
      <style:table-cell-properties style:vertical-align="bottom" fo:background-color="#ffffff" fo:padding="0in" fo:border-left="0.5pt solid #000001" fo:border-right="0.5pt solid #000001" fo:border-top="0.5pt solid #000001" fo:border-bottom="none">
        <style:background-image/>
      </style:table-cell-properties>
    </style:style>
    <style:style style:name="Table4.A33" style:family="table-cell">
      <style:table-cell-properties style:vertical-align="bottom" fo:background-color="#ffffff" fo:padding="0in" fo:border-left="0.5pt solid #000001" fo:border-right="none" fo:border-top="0.5pt solid #000001" fo:border-bottom="0.5pt solid #000001">
        <style:background-image/>
      </style:table-cell-properties>
    </style:style>
    <style:style style:name="Table4.E33" style:family="table-cell">
      <style:table-cell-properties style:vertical-align="bottom" fo:background-color="#ffffff" fo:padding="0in" fo:border="0.5pt solid #000001">
        <style:background-image/>
      </style:table-cell-properties>
    </style:style>
    <style:style style:name="Table4.A34" style:family="table-cell">
      <style:table-cell-properties style:vertical-align="bottom" fo:background-color="#ffffff" fo:padding="0in" fo:border-left="0.5pt solid #000001" fo:border-right="none" fo:border-top="0.5pt solid #000001" fo:border-bottom="1pt solid #4f81bd">
        <style:background-image/>
      </style:table-cell-properties>
    </style:style>
    <style:style style:name="Table4.E34" style:family="table-cell">
      <style:table-cell-properties style:vertical-align="bottom" fo:background-color="#ffffff" fo:padding="0in" fo:border-left="0.5pt solid #000001" fo:border-right="0.5pt solid #000001" fo:border-top="0.5pt solid #000001" fo:border-bottom="1pt solid #4f81bd">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style:font-name="Times New Roman" fo:font-style="italic" style:font-style-asian="italic"/>
    </style:style>
    <style:style style:name="P3" style:family="paragraph" style:parent-style-name="Standard">
      <style:text-properties style:font-name="Monotype Corsiva" fo:font-size="8pt" style:font-size-asian="8pt"/>
    </style:style>
    <style:style style:name="P4" style:family="paragraph" style:parent-style-name="Standard">
      <style:paragraph-properties fo:text-align="end" style:justify-single-word="false"/>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fo:orphans="2" fo:widows="2"/>
    </style:style>
    <style:style style:name="P7" style:family="paragraph" style:parent-style-name="Standard">
      <style:paragraph-properties fo:text-align="center" style:justify-single-word="false"/>
      <style:text-properties fo:font-weight="bold" style:font-weight-asian="bold" style:font-name-complex="Arial2"/>
    </style:style>
    <style:style style:name="P8" style:family="paragraph" style:parent-style-name="Standard">
      <style:text-properties fo:font-size="12pt" style:font-size-asian="12pt" style:font-name-complex="Arial2" style:font-size-complex="12pt"/>
    </style:style>
    <style:style style:name="P9" style:family="paragraph" style:parent-style-name="Standard">
      <style:paragraph-properties fo:text-align="center" style:justify-single-word="false"/>
      <style:text-properties fo:font-size="12pt" style:font-size-asian="12pt" style:font-name-complex="Arial2" style:font-size-complex="12pt"/>
    </style:style>
    <style:style style:name="P10" style:family="paragraph" style:parent-style-name="Standard">
      <style:paragraph-properties fo:text-align="end" style:justify-single-word="false"/>
      <style:text-properties fo:font-size="12pt" style:font-size-asian="12pt" style:font-name-complex="Arial2" style:font-size-complex="12pt"/>
    </style:style>
    <style:style style:name="P11" style:family="paragraph" style:parent-style-name="Standard">
      <style:paragraph-properties fo:text-align="end" style:justify-single-word="false"/>
      <style:text-properties fo:color="#000000"/>
    </style:style>
    <style:style style:name="P12" style:family="paragraph" style:parent-style-name="Standard">
      <style:paragraph-properties fo:text-align="end" style:justify-single-word="false"/>
      <style:text-properties fo:language="es" fo:country="MX"/>
    </style:style>
    <style:style style:name="P13" style:family="paragraph" style:parent-style-name="Standard">
      <style:paragraph-properties fo:text-align="start" style:justify-single-word="false"/>
      <style:text-properties fo:language="es" fo:country="MX"/>
    </style:style>
    <style:style style:name="P14" style:family="paragraph" style:parent-style-name="Standard">
      <style:paragraph-properties fo:text-align="end" style:justify-single-word="false"/>
      <style:text-properties style:font-name-complex="Arial2"/>
    </style:style>
    <style:style style:name="P15" style:family="paragraph" style:parent-style-name="Standard">
      <style:paragraph-properties fo:text-align="start" style:justify-single-word="false"/>
      <style:text-properties style:font-name-complex="Arial2"/>
    </style:style>
    <style:style style:name="P16" style:family="paragraph" style:parent-style-name="Standard">
      <style:text-properties fo:font-size="9pt" fo:font-style="italic" style:font-size-asian="9pt" style:font-style-asian="italic" style:font-size-complex="9pt" style:font-style-complex="italic"/>
    </style:style>
    <style:style style:name="P17" style:family="paragraph" style:parent-style-name="Standard">
      <style:text-properties fo:font-size="9pt" fo:font-style="italic" style:text-underline-style="none" style:font-size-asian="9pt" style:font-style-asian="italic" style:font-size-complex="9pt" style:font-style-complex="italic"/>
    </style:style>
    <style:style style:name="P18" style:family="paragraph" style:parent-style-name="Standard">
      <style:text-properties style:text-underline-style="none"/>
    </style:style>
    <style:style style:name="P19" style:family="paragraph" style:parent-style-name="Standard">
      <style:paragraph-properties fo:text-align="justify" style:justify-single-word="false"/>
      <style:text-properties style:text-underline-style="none" fo:font-weight="normal" style:font-weight-asian="normal" style:font-weight-complex="normal"/>
    </style:style>
    <style:style style:name="P20" style:family="paragraph" style:parent-style-name="Standard">
      <style:paragraph-properties fo:text-align="justify" style:justify-single-word="false"/>
      <style:text-properties style:text-underline-style="none"/>
    </style:style>
    <style:style style:name="P21" style:family="paragraph" style:parent-style-name="Standard">
      <style:paragraph-properties fo:text-align="justify" style:justify-single-word="false"/>
      <style:text-properties style:text-underline-style="solid" style:text-underline-width="auto" style:text-underline-color="font-color"/>
    </style:style>
    <style:style style:name="P22" style:family="paragraph" style:parent-style-name="Standard">
      <style:paragraph-properties fo:text-align="justify" style:justify-single-word="false"/>
    </style:style>
    <style:style style:name="P23" style:family="paragraph" style:parent-style-name="Standard">
      <style:text-properties fo:font-size="10pt" fo:font-style="italic" style:font-size-asian="10pt" style:font-style-asian="italic" style:font-size-complex="10pt" style:font-style-complex="italic"/>
    </style:style>
    <style:style style:name="P24" style:family="paragraph" style:parent-style-name="Standard">
      <style:text-properties fo:font-size="10pt" fo:font-style="italic" style:text-underline-style="none" style:font-size-asian="10pt" style:font-style-asian="italic" style:font-size-complex="10pt" style:font-style-complex="italic"/>
    </style:style>
    <style:style style:name="P25" style:family="paragraph" style:parent-style-name="Standard">
      <style:text-properties fo:font-size="10pt" fo:font-style="normal" style:font-size-asian="8.75pt" style:font-style-asian="normal" style:font-size-complex="10pt" style:font-style-complex="normal"/>
    </style:style>
    <style:style style:name="P26" style:family="paragraph" style:parent-style-name="Standard">
      <style:paragraph-properties loext:contextual-spacing="false" fo:margin-top="0in" fo:margin-bottom="0in" fo:text-align="center" style:justify-single-word="false"/>
    </style:style>
    <style:style style:name="P27" style:family="paragraph" style:parent-style-name="Standard">
      <style:paragraph-properties loext:contextual-spacing="false" fo:margin-top="0in" fo:margin-bottom="0in" fo:text-align="center" style:justify-single-word="false"/>
      <style:text-properties fo:font-weight="bold" style:font-weight-asian="bold"/>
    </style:style>
    <style:style style:name="P28" style:family="paragraph" style:parent-style-name="Standard">
      <style:paragraph-properties loext:contextual-spacing="false" fo:margin-top="0in" fo:margin-bottom="0in"/>
      <style:text-properties fo:font-weight="bold" style:font-weight-asian="bold" style:font-name-complex="Arial2"/>
    </style:style>
    <style:style style:name="P29" style:family="paragraph" style:parent-style-name="Standard">
      <style:paragraph-properties loext:contextual-spacing="false" fo:margin-top="0in" fo:margin-bottom="0in" fo:text-align="center" style:justify-single-word="false"/>
      <style:text-properties fo:font-weight="bold" style:font-weight-asian="bold" style:font-name-complex="Arial2"/>
    </style:style>
    <style:style style:name="P30" style:family="paragraph" style:parent-style-name="Standard">
      <style:paragraph-properties loext:contextual-spacing="false" fo:margin-top="0in" fo:margin-bottom="0in"/>
      <style:text-properties fo:color="#1f497d" style:font-name="Arial Black"/>
    </style:style>
    <style:style style:name="P31" style:family="paragraph" style:parent-style-name="Standard">
      <style:paragraph-properties loext:contextual-spacing="false" fo:margin-top="0in" fo:margin-bottom="0in" fo:text-align="center" style:justify-single-word="false"/>
      <style:text-properties fo:color="#1f497d" style:font-name="Arial Black"/>
    </style:style>
    <style:style style:name="P32" style:family="paragraph" style:parent-style-name="Standard">
      <style:paragraph-properties loext:contextual-spacing="false" fo:margin-top="0in" fo:margin-bottom="0in"/>
      <style:text-properties fo:color="#000000" style:font-name="Calibri" fo:font-size="11pt" style:font-size-asian="11pt" style:font-name-complex="Calibri1" style:font-size-complex="11pt"/>
    </style:style>
    <style:style style:name="P33" style:family="paragraph" style:parent-style-name="Heading_20_6">
      <style:paragraph-properties loext:contextual-spacing="false" fo:margin-top="0in" fo:margin-bottom="0in" fo:text-align="center" style:justify-single-word="false"/>
    </style:style>
    <style:style style:name="P34" style:family="paragraph" style:parent-style-name="Heading_20_6">
      <style:paragraph-properties fo:text-align="center" style:justify-single-word="false"/>
    </style:style>
    <style:style style:name="P35" style:family="paragraph" style:parent-style-name="Heading_20_1">
      <style:paragraph-properties fo:break-before="page"/>
    </style:style>
    <style:style style:name="P36" style:family="paragraph" style:parent-style-name="Standard">
      <style:paragraph-properties fo:break-before="page"/>
      <style:text-properties fo:font-size="9pt" fo:font-style="italic" style:font-size-asian="9pt" style:font-style-asian="italic" style:font-size-complex="9pt" style:font-style-complex="italic"/>
    </style:style>
    <style:style style:name="P37" style:family="paragraph" style:parent-style-name="Standard">
      <style:paragraph-properties fo:text-align="start" style:justify-single-word="false" fo:orphans="2" fo:widows="2" fo:break-before="page"/>
    </style:style>
    <style:style style:name="P38" style:family="paragraph" style:parent-style-name="Contents_20_Heading">
      <style:paragraph-properties fo:break-before="page"/>
    </style:style>
    <style:style style:name="P39" style:family="paragraph" style:parent-style-name="Heading_20_1">
      <style:paragraph-properties fo:text-align="justify" style:justify-single-word="false"/>
    </style:style>
    <style:style style:name="P40" style:family="paragraph" style:parent-style-name="Heading_20_2">
      <style:paragraph-properties fo:text-align="justify" style:justify-single-word="false"/>
      <style:text-properties fo:font-style="normal" style:font-style-asian="normal" style:font-style-complex="normal"/>
    </style:style>
    <style:style style:name="P41" style:family="paragraph" style:parent-style-name="Heading_20_2">
      <style:paragraph-properties fo:text-align="justify" style:justify-single-word="false"/>
    </style:style>
    <style:style style:name="P42" style:family="paragraph" style:parent-style-name="Contents_20_2">
      <style:paragraph-properties>
        <style:tab-stops>
          <style:tab-stop style:position="6.2681in" style:type="right" style:leader-style="dotted" style:leader-text="."/>
        </style:tab-stops>
      </style:paragraph-properties>
    </style:style>
    <style:style style:name="P43" style:family="paragraph" style:parent-style-name="Contents_20_1">
      <style:paragraph-properties>
        <style:tab-stops>
          <style:tab-stop style:position="6.2681in" style:type="right" style:leader-style="dotted" style:leader-text="."/>
        </style:tab-stops>
      </style:paragraph-properties>
    </style:style>
    <style:style style:name="P44" style:family="paragraph" style:parent-style-name="Standard" style:list-style-name="L1"/>
    <style:style style:name="P45" style:family="paragraph" style:parent-style-name="Standard" style:list-style-name="L2"/>
    <style:style style:name="P46" style:family="paragraph" style:parent-style-name="Standard">
      <style:text-properties fo:font-size="9pt" fo:font-style="italic" style:font-size-asian="9pt" style:font-style-asian="italic" style:font-size-complex="9pt" style:font-style-complex="italic"/>
    </style:style>
    <style:style style:name="P47" style:family="paragraph" style:parent-style-name="Standard">
      <style:paragraph-properties fo:text-align="justify" style:justify-single-word="false"/>
      <style:text-properties fo:font-variant="normal" fo:text-transform="none" fo:color="#000000" style:font-name="ARIAL" fo:font-size="10pt" fo:letter-spacing="normal" fo:font-style="normal" fo:font-weight="normal" style:font-size-asian="10pt" style:font-style-asian="normal" style:font-size-complex="10pt" style:font-style-complex="normal"/>
    </style:style>
    <style:style style:name="P48" style:family="paragraph" style:parent-style-name="Standard" style:master-page-name="Standard">
      <style:paragraph-properties loext:contextual-spacing="false" fo:margin-top="0in" fo:margin-bottom="0in" style:page-number="auto"/>
      <style:text-properties fo:color="#1f497d" style:font-name="Arial Black"/>
    </style:style>
    <style:style style:name="P49" style:family="paragraph" style:parent-style-name="Standard" style:list-style-name="L2">
      <style:paragraph-properties fo:break-before="page"/>
    </style:style>
    <style:style style:name="P50" style:family="paragraph">
      <style:paragraph-properties fo:text-align="center"/>
    </style:style>
    <style:style style:name="T1" style:family="text">
      <style:text-properties fo:font-size="12pt" fo:font-weight="bold" style:font-size-asian="12pt" style:font-weight-asian="bold"/>
    </style:style>
    <style:style style:name="T2" style:family="text">
      <style:text-properties fo:font-style="italic" style:text-underline-style="solid" style:text-underline-width="auto" style:text-underline-color="font-color" fo:font-weight="bold" style:font-style-asian="italic" style:font-weight-asian="bold"/>
    </style:style>
    <style:style style:name="T3" style:family="text">
      <style:text-properties fo:font-style="italic" style:font-style-asian="italic" style:font-style-complex="italic"/>
    </style:style>
    <style:style style:name="T4" style:family="text">
      <style:text-properties style:font-name="Times New Roman" fo:font-style="italic" style:font-style-asian="italic"/>
    </style:style>
    <style:style style:name="T5" style:family="text">
      <style:text-properties fo:background-color="#c0c0c0" loext:char-shading-value="0"/>
    </style:style>
    <style:style style:name="T6" style:family="text">
      <style:text-properties fo:color="#0000ff"/>
    </style:style>
    <style:style style:name="T7" style:family="text">
      <style:text-properties fo:color="#000000"/>
    </style:style>
    <style:style style:name="T8" style:family="text">
      <style:text-properties fo:color="#000000" fo:language="es" fo:country="MX"/>
    </style:style>
    <style:style style:name="T9" style:family="text">
      <style:text-properties fo:color="#000000" style:font-name="Arial1" fo:font-size="10pt" style:font-size-asian="10pt" style:font-size-complex="10pt"/>
    </style:style>
    <style:style style:name="T10" style:family="text">
      <style:text-properties style:text-underline-style="none"/>
    </style:style>
    <style:style style:name="T11" style:family="text">
      <style:text-properties fo:font-variant="normal" fo:text-transform="none" fo:color="#000000" style:font-name="Arial1" fo:font-size="10pt" fo:letter-spacing="normal" fo:font-style="normal" fo:font-weight="normal" style:font-size-asian="10pt" style:font-size-complex="10pt"/>
    </style:style>
    <style:style style:name="T12" style:family="text"/>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in" svg:stroke-color="#000000" draw:stroke-linejoin="round" draw:fill="solid" draw:fill-color="#ffffff" draw:textarea-horizontal-align="center" draw:textarea-vertical-align="to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CARÁTULA</text:p>
      <table:table table:name="Table1" table:style-name="Table1">
        <table:table-column table:style-name="Table1.A"/>
        <table:table-column table:style-name="Table1.B"/>
        <table:table-column table:style-name="Table1.C" table:number-columns-repeated="2"/>
        <table:table-column table:style-name="Table1.E" table:number-columns-repeated="2"/>
        <table:table-column table:style-name="Table1.G"/>
        <table:table-row table:style-name="Table1.1">
          <table:table-cell table:style-name="Table1.A1" office:value-type="string">
            <text:h text:style-name="P33" text:outline-level="6">Tema</text:h>
          </table:table-cell>
          <table:table-cell table:style-name="Table1.A1" office:value-type="string">
            <text:h text:style-name="P33" text:outline-level="6">Grupo</text:h>
          </table:table-cell>
          <table:table-cell table:style-name="Table1.A1" office:value-type="string">
            <text:h text:style-name="P33" text:outline-level="6">Ayudante</text:h>
          </table:table-cell>
          <table:table-cell table:style-name="Table1.A1" table:number-columns-spanned="4" office:value-type="string">
            <text:h text:style-name="P33" text:outline-level="6">Correcciones</text:h>
          </table:table-cell>
          <table:covered-table-cell/>
          <table:covered-table-cell/>
          <table:covered-table-cell/>
        </table:table-row>
        <table:table-row table:style-name="Table1.2">
          <table:table-cell table:style-name="Table1.A2" table:number-rows-spanned="3" office:value-type="string">
            <text:p text:style-name="P31">I</text:p>
          </table:table-cell>
          <table:table-cell table:style-name="Table1.A2" table:number-rows-spanned="3" office:value-type="string">
            <text:p text:style-name="P26">5</text:p>
          </table:table-cell>
          <table:table-cell table:style-name="Table1.A2" table:number-rows-spanned="3" office:value-type="string">
            <text:p text:style-name="P27"/>
          </table:table-cell>
          <table:table-cell table:style-name="Table1.A2" office:value-type="string">
            <text:p text:style-name="P29">Fecha</text:p>
          </table:table-cell>
          <table:table-cell table:style-name="Table1.A2" office:value-type="string">
            <text:p text:style-name="P29">Hora Inicio</text:p>
          </table:table-cell>
          <table:table-cell table:style-name="Table1.A2" office:value-type="string">
            <text:p text:style-name="P29">Hora Fin</text:p>
          </table:table-cell>
          <table:table-cell table:style-name="Table1.A2" office:value-type="string">
            <text:p text:style-name="P29">Resultado</text:p>
          </table:table-cell>
        </table:table-row>
        <table:table-row table:style-name="Table1.3">
          <table:covered-table-cell/>
          <table:covered-table-cell/>
          <table:covered-table-cell/>
          <table:table-cell table:style-name="Table1.D3" office:value-type="string">
            <text:p text:style-name="P28">Entrega</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row>
        <table:table-row table:style-name="Table1.4">
          <table:covered-table-cell/>
          <table:covered-table-cell/>
          <table:covered-table-cell/>
          <table:table-cell table:style-name="Table1.D3" office:value-type="string">
            <text:p text:style-name="P28">Revisión</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row>
      </table:table>
      <text:p text:style-name="P30">INTEGRANTES</text:p>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row table:style-name="Table2.1">
          <table:table-cell table:style-name="Table2.A1" office:value-type="string">
            <text:p text:style-name="P26"/>
          </table:table-cell>
          <table:table-cell table:style-name="Table2.B1" office:value-type="string">
            <text:h text:style-name="P34" text:outline-level="6">Padrón</text:h>
          </table:table-cell>
          <table:table-cell table:style-name="Table2.A1" office:value-type="string">
            <text:h text:style-name="P34" text:outline-level="6">Apellido y Nombre</text:h>
          </table:table-cell>
          <table:table-cell table:style-name="Table2.A1" office:value-type="string">
            <text:h text:style-name="P34" text:outline-level="6">Asistencia a Entrega</text:h>
          </table:table-cell>
          <table:table-cell table:style-name="Table2.A1" office:value-type="string">
            <text:h text:style-name="P34" text:outline-level="6">Asistencia a Revisión</text:h>
          </table:table-cell>
          <table:table-cell table:style-name="Table2.B1" office:value-type="string">
            <text:h text:style-name="P34" text:outline-level="6">Evaluación Individual Final</text:h>
          </table:table-cell>
        </table:table-row>
        <table:table-row table:style-name="Table2.2">
          <table:table-cell table:style-name="Table2.A2" office:value-type="string">
            <text:p text:style-name="P1">1</text:p>
          </table:table-cell>
          <table:table-cell table:style-name="Table2.B2" office:value-type="string">
            <text:p text:style-name="P9">94280</text:p>
          </table:table-cell>
          <table:table-cell table:style-name="Table2.C2" office:value-type="string">
            <text:p text:style-name="P9">Addin Kevin</text:p>
          </table:table-cell>
          <table:table-cell table:style-name="Table2.C2" office:value-type="string">
            <text:p text:style-name="P9"/>
          </table:table-cell>
          <table:table-cell table:style-name="Table2.C2" office:value-type="string">
            <text:p text:style-name="P9"/>
          </table:table-cell>
          <table:table-cell table:style-name="Table2.F2" office:value-type="string">
            <text:p text:style-name="P9"/>
          </table:table-cell>
        </table:table-row>
        <table:table-row table:style-name="Table2.2">
          <table:table-cell table:style-name="Table2.A2" office:value-type="string">
            <text:p text:style-name="P1">2</text:p>
          </table:table-cell>
          <table:table-cell table:style-name="Table2.B3" office:value-type="string">
            <text:p text:style-name="P9">90543</text:p>
          </table:table-cell>
          <table:table-cell table:style-name="Table2.C2" office:value-type="string">
            <text:p text:style-name="P9">Galvez Ignacio</text:p>
          </table:table-cell>
          <table:table-cell table:style-name="Table2.C2" office:value-type="string">
            <text:p text:style-name="P9"/>
          </table:table-cell>
          <table:table-cell table:style-name="Table2.C2" office:value-type="string">
            <text:p text:style-name="P9"/>
          </table:table-cell>
          <table:table-cell table:style-name="Table2.F2" office:value-type="string">
            <text:p text:style-name="P9"/>
          </table:table-cell>
        </table:table-row>
        <table:table-row table:style-name="Table2.2">
          <table:table-cell table:style-name="Table2.A2" office:value-type="string">
            <text:p text:style-name="P1">3</text:p>
          </table:table-cell>
          <table:table-cell table:style-name="Table2.B4" office:value-type="string">
            <text:p text:style-name="P9">93247</text:p>
          </table:table-cell>
          <table:table-cell table:style-name="Table2.C2" office:value-type="string">
            <text:p text:style-name="P9">Rocha Sebastián</text:p>
          </table:table-cell>
          <table:table-cell table:style-name="Table2.C2" office:value-type="string">
            <text:p text:style-name="P9"/>
          </table:table-cell>
          <table:table-cell table:style-name="Table2.C2" office:value-type="string">
            <text:p text:style-name="P9"/>
          </table:table-cell>
          <table:table-cell table:style-name="Table2.F2" office:value-type="string">
            <text:p text:style-name="P9"/>
          </table:table-cell>
        </table:table-row>
        <table:table-row table:style-name="Table2.2">
          <table:table-cell table:style-name="Table2.A2" office:value-type="string">
            <text:p text:style-name="P1">4</text:p>
          </table:table-cell>
          <table:table-cell table:style-name="Table2.B5" office:value-type="string">
            <text:p text:style-name="P9">94804</text:p>
          </table:table-cell>
          <table:table-cell table:style-name="Table2.C2" office:value-type="string">
            <text:p text:style-name="P9">Tejedor Manuel Cruz</text:p>
          </table:table-cell>
          <table:table-cell table:style-name="Table2.C2" office:value-type="string">
            <text:p text:style-name="P9"/>
          </table:table-cell>
          <table:table-cell table:style-name="Table2.C2" office:value-type="string">
            <text:p text:style-name="P9"/>
          </table:table-cell>
          <table:table-cell table:style-name="Table2.F2" office:value-type="string">
            <text:p text:style-name="P9"/>
          </table:table-cell>
        </table:table-row>
        <table:table-row table:style-name="Table2.2">
          <table:table-cell table:style-name="Table2.A2" office:value-type="string">
            <text:p text:style-name="P1">5</text:p>
          </table:table-cell>
          <table:table-cell table:style-name="Table2.B6" office:value-type="string">
            <text:p text:style-name="P9">94511</text:p>
          </table:table-cell>
          <table:table-cell table:style-name="Table2.C2" office:value-type="string">
            <text:p text:style-name="P9">Venesio B.F. Mariano Andres</text:p>
          </table:table-cell>
          <table:table-cell table:style-name="Table2.C2" office:value-type="string">
            <text:p text:style-name="P9"/>
          </table:table-cell>
          <table:table-cell table:style-name="Table2.C2" office:value-type="string">
            <text:p text:style-name="P9"/>
          </table:table-cell>
          <table:table-cell table:style-name="Table2.F2" office:value-type="string">
            <text:p text:style-name="P9"/>
          </table:table-cell>
        </table:table-row>
        <table:table-row table:style-name="Table2.2">
          <table:table-cell table:style-name="Table2.A7" office:value-type="string">
            <text:p text:style-name="P1">6</text:p>
          </table:table-cell>
          <table:table-cell table:style-name="Table2.B7" office:value-type="string">
            <text:p text:style-name="P9">88833</text:p>
          </table:table-cell>
          <table:table-cell table:style-name="Table2.C7" office:value-type="string">
            <text:p text:style-name="P9">Zayas Norma</text:p>
          </table:table-cell>
          <table:table-cell table:style-name="Table2.C7" office:value-type="string">
            <text:p text:style-name="P9"/>
          </table:table-cell>
          <table:table-cell table:style-name="Table2.C7" office:value-type="string">
            <text:p text:style-name="P9"/>
          </table:table-cell>
          <table:table-cell table:style-name="Table2.F7" office:value-type="string">
            <text:p text:style-name="P9"/>
          </table:table-cell>
        </table:table-row>
        <table:table-row table:style-name="Table2.2">
          <table:table-cell table:style-name="Table2.A7" office:value-type="string">
            <text:p text:style-name="Standard"/>
          </table:table-cell>
          <table:table-cell table:style-name="Table2.B8" office:value-type="string">
            <text:p text:style-name="P9"/>
          </table:table-cell>
          <table:table-cell table:style-name="Table2.C7" office:value-type="string">
            <text:p text:style-name="P9"/>
          </table:table-cell>
          <table:table-cell table:style-name="Table2.C7" office:value-type="string">
            <text:p text:style-name="P9"/>
          </table:table-cell>
          <table:table-cell table:style-name="Table2.C7" office:value-type="string">
            <text:p text:style-name="P9"/>
          </table:table-cell>
          <table:table-cell table:style-name="Table2.F7" office:value-type="string">
            <text:p text:style-name="P9"/>
          </table:table-cell>
        </table:table-row>
      </table:table>
      <text:p text:style-name="P30">PLANILLA DE EVALUACIÓN – camino feliz</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26">ITEM</text:p>
          </table:table-cell>
          <table:table-cell table:style-name="Table3.A1" office:value-type="string">
            <text:p text:style-name="P26">OK</text:p>
          </table:table-cell>
          <table:table-cell table:style-name="Table3.A1" office:value-type="string">
            <text:p text:style-name="P26">NoK</text:p>
          </table:table-cell>
          <table:table-cell table:style-name="Table3.A1" office:value-type="string">
            <text:p text:style-name="P26">Inc</text:p>
          </table:table-cell>
          <table:table-cell table:style-name="Table3.A1" office:value-type="string">
            <text:p text:style-name="P26">Observaciones</text:p>
          </table:table-cell>
        </table:table-row>
        <table:table-row table:style-name="Table3.1">
          <table:table-cell table:style-name="Table3.A2" office:value-type="string">
            <text:p text:style-name="Standard">Entrega</text:p>
          </table:table-cell>
          <table:table-cell table:style-name="Table3.A2" office:value-type="string">
            <text:p text:style-name="Standard"/>
          </table:table-cell>
          <table:table-cell table:style-name="Table3.A2" office:value-type="string">
            <text:p text:style-name="Standard"/>
          </table:table-cell>
          <table:table-cell table:style-name="Table3.A2" office:value-type="string">
            <text:p text:style-name="Standard"/>
          </table:table-cell>
          <table:table-cell table:style-name="Table3.E2" office:value-type="string">
            <text:p text:style-name="Standard"/>
          </table:table-cell>
        </table:table-row>
        <table:table-row table:style-name="Table3.1">
          <table:table-cell table:style-name="Table3.A3" office:value-type="string">
            <text:p text:style-name="P4">Trae carpeta(hojas sujetas)?</text:p>
          </table:table-cell>
          <table:table-cell table:style-name="Table3.A3" office:value-type="string">
            <text:p text:style-name="P4"/>
          </table:table-cell>
          <table:table-cell table:style-name="Table3.A3" office:value-type="string">
            <text:p text:style-name="P4"/>
          </table:table-cell>
          <table:table-cell table:style-name="Table3.A3" office:value-type="string">
            <text:p text:style-name="P4"/>
          </table:table-cell>
          <table:table-cell table:style-name="Table3.E3" office:value-type="string">
            <text:p text:style-name="P4"/>
          </table:table-cell>
        </table:table-row>
        <table:table-row table:style-name="Table3.1">
          <table:table-cell table:style-name="Table3.A3" office:value-type="string">
            <text:p text:style-name="P4">Trae readme impreso?</text:p>
          </table:table-cell>
          <table:table-cell table:style-name="Table3.A3" office:value-type="string">
            <text:p text:style-name="P4"/>
          </table:table-cell>
          <table:table-cell table:style-name="Table3.A3" office:value-type="string">
            <text:p text:style-name="P4"/>
          </table:table-cell>
          <table:table-cell table:style-name="Table3.A3" office:value-type="string">
            <text:p text:style-name="P4"/>
          </table:table-cell>
          <table:table-cell table:style-name="Table3.E3" office:value-type="string">
            <text:p text:style-name="P4"/>
          </table:table-cell>
        </table:table-row>
        <table:table-row table:style-name="Table3.1">
          <table:table-cell table:style-name="Table3.A3" office:value-type="string">
            <text:p text:style-name="P4">Trae dispositivo para arranque de SO desde puerto USB?</text:p>
          </table:table-cell>
          <table:table-cell table:style-name="Table3.A3" office:value-type="string">
            <text:p text:style-name="P4"/>
          </table:table-cell>
          <table:table-cell table:style-name="Table3.A3" office:value-type="string">
            <text:p text:style-name="P4"/>
          </table:table-cell>
          <table:table-cell table:style-name="Table3.A3" office:value-type="string">
            <text:p text:style-name="P4"/>
          </table:table-cell>
          <table:table-cell table:style-name="Table3.E3" office:value-type="string">
            <text:p text:style-name="P4"/>
          </table:table-cell>
        </table:table-row>
        <table:table-row table:style-name="Table3.1">
          <table:table-cell table:style-name="Table3.A3" office:value-type="string">
            <text:p text:style-name="P12">Da instrucciones sobre cómo arrancar el SO. Arranca ok?</text:p>
          </table:table-cell>
          <table:table-cell table:style-name="Table3.A3" office:value-type="string">
            <text:p text:style-name="P4"/>
          </table:table-cell>
          <table:table-cell table:style-name="Table3.A3" office:value-type="string">
            <text:p text:style-name="P4"/>
          </table:table-cell>
          <table:table-cell table:style-name="Table3.A3" office:value-type="string">
            <text:p text:style-name="P4"/>
          </table:table-cell>
          <table:table-cell table:style-name="Table3.E3" office:value-type="string">
            <text:p text:style-name="P4"/>
          </table:table-cell>
        </table:table-row>
        <table:table-row table:style-name="Table3.1">
          <table:table-cell table:style-name="Table3.A3" office:value-type="string">
            <text:p text:style-name="P4">Da instrucciones sobre cómo descargar/desempaquetar?</text:p>
          </table:table-cell>
          <table:table-cell table:style-name="Table3.A3" office:value-type="string">
            <text:p text:style-name="P4"/>
          </table:table-cell>
          <table:table-cell table:style-name="Table3.A3" office:value-type="string">
            <text:p text:style-name="P4"/>
          </table:table-cell>
          <table:table-cell table:style-name="Table3.A3" office:value-type="string">
            <text:p text:style-name="P4"/>
          </table:table-cell>
          <table:table-cell table:style-name="Table3.E3" office:value-type="string">
            <text:p text:style-name="P4"/>
          </table:table-cell>
        </table:table-row>
        <table:table-row table:style-name="Table3.1">
          <table:table-cell table:style-name="Table3.A3" office:value-type="string">
            <text:p text:style-name="Standard">Presentación</text:p>
          </table:table-cell>
          <table:table-cell table:style-name="Table3.A3" office:value-type="string">
            <text:p text:style-name="Standard"/>
          </table:table-cell>
          <table:table-cell table:style-name="Table3.A3" office:value-type="string">
            <text:p text:style-name="Standard"/>
          </table:table-cell>
          <table:table-cell table:style-name="Table3.A3" office:value-type="string">
            <text:p text:style-name="Standard"/>
          </table:table-cell>
          <table:table-cell table:style-name="Table3.E3" office:value-type="string">
            <text:p text:style-name="Standard"/>
          </table:table-cell>
        </table:table-row>
        <table:table-row table:style-name="Table3.1">
          <table:table-cell table:style-name="Table3.A9" office:value-type="string">
            <text:p text:style-name="P4">Caratulas completas (dos)</text:p>
          </table:table-cell>
          <table:table-cell table:style-name="Table3.A9" office:value-type="string">
            <text:p text:style-name="P4"/>
          </table:table-cell>
          <table:table-cell table:style-name="Table3.A9" office:value-type="string">
            <text:p text:style-name="P4"/>
          </table:table-cell>
          <table:table-cell table:style-name="Table3.A9" office:value-type="string">
            <text:p text:style-name="P4"/>
          </table:table-cell>
          <table:table-cell table:style-name="Table3.E9" office:value-type="string">
            <text:p text:style-name="P4"/>
          </table:table-cell>
        </table:table-row>
        <table:table-row table:style-name="Table3.1">
          <table:table-cell table:style-name="Table3.A9" office:value-type="string">
            <text:p text:style-name="P4">Índice, pie, nro. de hoja</text:p>
          </table:table-cell>
          <table:table-cell table:style-name="Table3.A9" office:value-type="string">
            <text:p text:style-name="P4"/>
          </table:table-cell>
          <table:table-cell table:style-name="Table3.A9" office:value-type="string">
            <text:p text:style-name="P4"/>
          </table:table-cell>
          <table:table-cell table:style-name="Table3.A9" office:value-type="string">
            <text:p text:style-name="P4"/>
          </table:table-cell>
          <table:table-cell table:style-name="Table3.E9" office:value-type="string">
            <text:p text:style-name="P4"/>
          </table:table-cell>
        </table:table-row>
        <table:table-row table:style-name="Table3.1">
          <table:table-cell table:style-name="Table3.A9" office:value-type="string">
            <text:p text:style-name="P4">Documenta hipótesis y problemas relevantes?</text:p>
          </table:table-cell>
          <table:table-cell table:style-name="Table3.A9" office:value-type="string">
            <text:p text:style-name="Standard"/>
          </table:table-cell>
          <table:table-cell table:style-name="Table3.A9" office:value-type="string">
            <text:p text:style-name="Standard"/>
          </table:table-cell>
          <table:table-cell table:style-name="Table3.A9" office:value-type="string">
            <text:p text:style-name="Standard"/>
          </table:table-cell>
          <table:table-cell table:style-name="Table3.E9" office:value-type="string">
            <text:p text:style-name="Standard"/>
          </table:table-cell>
        </table:table-row>
        <table:table-row table:style-name="Table3.1">
          <table:table-cell table:style-name="Table3.A9" office:value-type="string">
            <text:p text:style-name="P5">Instalación AFRAINST</text:p>
          </table:table-cell>
          <table:table-cell table:style-name="Table3.A9" office:value-type="string">
            <text:p text:style-name="P4"/>
          </table:table-cell>
          <table:table-cell table:style-name="Table3.A9" office:value-type="string">
            <text:p text:style-name="P4"/>
          </table:table-cell>
          <table:table-cell table:style-name="Table3.A9" office:value-type="string">
            <text:p text:style-name="P4"/>
          </table:table-cell>
          <table:table-cell table:style-name="Table3.E9" office:value-type="string">
            <text:p text:style-name="P4"/>
          </table:table-cell>
        </table:table-row>
        <table:table-row table:style-name="Table3.1">
          <table:table-cell table:style-name="Table3.A9" office:value-type="string">
            <text:p text:style-name="P4">Instrucciones sobre cómo instalar?</text:p>
          </table:table-cell>
          <table:table-cell table:style-name="Table3.A9" office:value-type="string">
            <text:p text:style-name="P4"/>
          </table:table-cell>
          <table:table-cell table:style-name="Table3.A9" office:value-type="string">
            <text:p text:style-name="P4"/>
          </table:table-cell>
          <table:table-cell table:style-name="Table3.A9" office:value-type="string">
            <text:p text:style-name="P4"/>
          </table:table-cell>
          <table:table-cell table:style-name="Table3.E9" office:value-type="string">
            <text:p text:style-name="P4"/>
          </table:table-cell>
        </table:table-row>
        <table:table-row table:style-name="Table3.1">
          <table:table-cell table:style-name="Table3.A9" office:value-type="string">
            <text:p text:style-name="P11">Logra instalar ok el paquete completo?</text:p>
          </table:table-cell>
          <table:table-cell table:style-name="Table3.A9" office:value-type="string">
            <text:p text:style-name="P4"/>
          </table:table-cell>
          <table:table-cell table:style-name="Table3.A9" office:value-type="string">
            <text:p text:style-name="P4"/>
          </table:table-cell>
          <table:table-cell table:style-name="Table3.A9" office:value-type="string">
            <text:p text:style-name="P4"/>
          </table:table-cell>
          <table:table-cell table:style-name="Table3.E9" office:value-type="string">
            <text:p text:style-name="P4"/>
          </table:table-cell>
        </table:table-row>
        <table:table-row table:style-name="Table3.1">
          <table:table-cell table:style-name="Table3.A9" office:value-type="string">
            <text:p text:style-name="P4">Crea ok el archivo de configuración en /conf?</text:p>
          </table:table-cell>
          <table:table-cell table:style-name="Table3.A9" office:value-type="string">
            <text:p text:style-name="Standard"/>
          </table:table-cell>
          <table:table-cell table:style-name="Table3.A9" office:value-type="string">
            <text:p text:style-name="Standard"/>
          </table:table-cell>
          <table:table-cell table:style-name="Table3.A9" office:value-type="string">
            <text:p text:style-name="Standard"/>
          </table:table-cell>
          <table:table-cell table:style-name="Table3.E9" office:value-type="string">
            <text:p text:style-name="Standard"/>
          </table:table-cell>
        </table:table-row>
        <table:table-row table:style-name="Table3.1">
          <table:table-cell table:style-name="Table3.A9" office:value-type="string">
            <text:p text:style-name="P4">Loguea ok el proceso de instalación? </text:p>
          </table:table-cell>
          <table:table-cell table:style-name="Table3.A9" office:value-type="string">
            <text:p text:style-name="Standard"/>
          </table:table-cell>
          <table:table-cell table:style-name="Table3.A9" office:value-type="string">
            <text:p text:style-name="Standard"/>
          </table:table-cell>
          <table:table-cell table:style-name="Table3.A9" office:value-type="string">
            <text:p text:style-name="Standard"/>
          </table:table-cell>
          <table:table-cell table:style-name="Table3.E9" office:value-type="string">
            <text:p text:style-name="Standard"/>
          </table:table-cell>
        </table:table-row>
        <table:table-row table:style-name="Table3.1">
          <table:table-cell table:style-name="Table3.A9" office:value-type="string">
            <text:p text:style-name="Standard">Ejecución AFRA-I – Camino feliz</text:p>
          </table:table-cell>
          <table:table-cell table:style-name="Table3.A9" office:value-type="string">
            <text:p text:style-name="Standard"/>
          </table:table-cell>
          <table:table-cell table:style-name="Table3.A9" office:value-type="string">
            <text:p text:style-name="Standard"/>
          </table:table-cell>
          <table:table-cell table:style-name="Table3.A9" office:value-type="string">
            <text:p text:style-name="Standard"/>
          </table:table-cell>
          <table:table-cell table:style-name="Table3.E9" office:value-type="string">
            <text:p text:style-name="Standard"/>
          </table:table-cell>
        </table:table-row>
        <table:table-row table:style-name="Table3.1">
          <table:table-cell table:style-name="Table3.A9" office:value-type="string">
            <text:p text:style-name="P4">Hay hoja de ruta del camino feliz documentado?</text:p>
          </table:table-cell>
          <table:table-cell table:style-name="Table3.A9" office:value-type="string">
            <text:p text:style-name="Standard"/>
          </table:table-cell>
          <table:table-cell table:style-name="Table3.A9" office:value-type="string">
            <text:p text:style-name="Standard"/>
          </table:table-cell>
          <table:table-cell table:style-name="Table3.A9" office:value-type="string">
            <text:p text:style-name="Standard"/>
          </table:table-cell>
          <table:table-cell table:style-name="Table3.E9" office:value-type="string">
            <text:p text:style-name="Standard"/>
          </table:table-cell>
        </table:table-row>
        <table:table-row table:style-name="Table3.1">
          <table:table-cell table:style-name="Table3.A9" office:value-type="string">
            <text:p text:style-name="P4">Identifica los archivos usados en el camino feliz?</text:p>
          </table:table-cell>
          <table:table-cell table:style-name="Table3.A9" office:value-type="string">
            <text:p text:style-name="P4"/>
          </table:table-cell>
          <table:table-cell table:style-name="Table3.A9" office:value-type="string">
            <text:p text:style-name="P4"/>
          </table:table-cell>
          <table:table-cell table:style-name="Table3.A9" office:value-type="string">
            <text:p text:style-name="P4"/>
          </table:table-cell>
          <table:table-cell table:style-name="Table3.E9" office:value-type="string">
            <text:p text:style-name="P4"/>
          </table:table-cell>
        </table:table-row>
        <table:table-row table:style-name="Table3.1">
          <table:table-cell table:style-name="Table3.A9" office:value-type="string">
            <text:p text:style-name="P4">Logra completar el camino feliz?</text:p>
          </table:table-cell>
          <table:table-cell table:style-name="Table3.A9" office:value-type="string">
            <text:p text:style-name="P4"/>
          </table:table-cell>
          <table:table-cell table:style-name="Table3.A9" office:value-type="string">
            <text:p text:style-name="P4"/>
          </table:table-cell>
          <table:table-cell table:style-name="Table3.A9" office:value-type="string">
            <text:p text:style-name="P4"/>
          </table:table-cell>
          <table:table-cell table:style-name="Table3.E9" office:value-type="string">
            <text:p text:style-name="P4"/>
          </table:table-cell>
        </table:table-row>
      </table:table>
      <text:p text:style-name="Text_20_body"/>
      <text:p text:style-name="Text_20_body"/>
      <text:p text:style-name="Text_20_body"/>
      <table:table table:name="Table4" table:style-name="Table4">
        <table:table-column table:style-name="Table4.A"/>
        <table:table-column table:style-name="Table4.B"/>
        <table:table-column table:style-name="Table4.C"/>
        <table:table-column table:style-name="Table4.D"/>
        <table:table-column table:style-name="Table4.E"/>
        <text:soft-page-break/>
        <table:table-row table:style-name="Table4.1">
          <table:table-cell table:style-name="Table4.A1" office:value-type="string">
            <text:p text:style-name="P5">Arrancar el AFRAINIC?</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cell table:style-name="Table4.E1" office:value-type="string">
            <text:p text:style-name="P4"/>
          </table:table-cell>
        </table:table-row>
        <table:table-row table:style-name="Table4.1">
          <table:table-cell table:style-name="Table4.A1" office:value-type="string">
            <text:p text:style-name="P4">Setea variables?</text:p>
          </table:table-cell>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cell table:style-name="Table4.E1" office:value-type="string">
            <text:p text:style-name="Standard"/>
          </table:table-cell>
        </table:table-row>
        <table:table-row table:style-name="Table4.1">
          <table:table-cell table:style-name="Table4.A1" office:value-type="string">
            <text:p text:style-name="P4">Setea permisos?</text:p>
          </table:table-cell>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cell table:style-name="Table4.E1" office:value-type="string">
            <text:p text:style-name="Standard"/>
          </table:table-cell>
        </table:table-row>
        <table:table-row table:style-name="Table4.1">
          <table:table-cell table:style-name="Table4.A4" office:value-type="string">
            <text:p text:style-name="P4">Dispara el AFRARECI?</text:p>
          </table:table-cell>
          <table:table-cell table:style-name="Table4.A4" office:value-type="string">
            <text:p text:style-name="P8"/>
          </table:table-cell>
          <table:table-cell table:style-name="Table4.A4" office:value-type="string">
            <text:p text:style-name="P8"/>
          </table:table-cell>
          <table:table-cell table:style-name="Table4.A4" office:value-type="string">
            <text:p text:style-name="P8"/>
          </table:table-cell>
          <table:table-cell table:style-name="Table4.E4" office:value-type="string">
            <text:p text:style-name="P8"/>
          </table:table-cell>
        </table:table-row>
        <table:table-row table:style-name="Table4.1">
          <table:table-cell table:style-name="Table4.A5" office:value-type="string">
            <text:p text:style-name="P14">Graba log?</text:p>
          </table:table-cell>
          <table:table-cell table:style-name="Table4.A5" office:value-type="string">
            <text:p text:style-name="P10"/>
          </table:table-cell>
          <table:table-cell table:style-name="Table4.A5" office:value-type="string">
            <text:p text:style-name="P10"/>
          </table:table-cell>
          <table:table-cell table:style-name="Table4.A5" office:value-type="string">
            <text:p text:style-name="P10"/>
          </table:table-cell>
          <table:table-cell table:style-name="Table4.E5" office:value-type="string">
            <text:p text:style-name="P10"/>
          </table:table-cell>
        </table:table-row>
        <table:table-row table:style-name="Table4.1">
          <table:table-cell table:style-name="Table4.A5" office:value-type="string">
            <text:p text:style-name="P15">AFRARECI</text:p>
          </table:table-cell>
          <table:table-cell table:style-name="Table4.A5" office:value-type="string">
            <text:p text:style-name="P10"/>
          </table:table-cell>
          <table:table-cell table:style-name="Table4.A5" office:value-type="string">
            <text:p text:style-name="P10"/>
          </table:table-cell>
          <table:table-cell table:style-name="Table4.A5" office:value-type="string">
            <text:p text:style-name="P10"/>
          </table:table-cell>
          <table:table-cell table:style-name="Table4.E5" office:value-type="string">
            <text:p text:style-name="P10"/>
          </table:table-cell>
        </table:table-row>
        <table:table-row table:style-name="Table4.1">
          <table:table-cell table:style-name="Table4.A4" office:value-type="string">
            <text:p text:style-name="P4">Lee y mueve bien los archivos de /novedades?</text:p>
          </table:table-cell>
          <table:table-cell table:style-name="Table4.A4" office:value-type="string">
            <text:p text:style-name="P10"/>
          </table:table-cell>
          <table:table-cell table:style-name="Table4.A4" office:value-type="string">
            <text:p text:style-name="P10"/>
          </table:table-cell>
          <table:table-cell table:style-name="Table4.A4" office:value-type="string">
            <text:p text:style-name="P10"/>
          </table:table-cell>
          <table:table-cell table:style-name="Table4.E4" office:value-type="string">
            <text:p text:style-name="P10"/>
          </table:table-cell>
        </table:table-row>
        <table:table-row table:style-name="Table4.1">
          <table:table-cell table:style-name="Table4.A8" office:value-type="string">
            <text:p text:style-name="P4">Contabiliza los ciclos</text:p>
          </table:table-cell>
          <table:table-cell table:style-name="Table4.A8" office:value-type="string">
            <text:p text:style-name="P10"/>
          </table:table-cell>
          <table:table-cell table:style-name="Table4.A8" office:value-type="string">
            <text:p text:style-name="P10"/>
          </table:table-cell>
          <table:table-cell table:style-name="Table4.A8" office:value-type="string">
            <text:p text:style-name="P10"/>
          </table:table-cell>
          <table:table-cell table:style-name="Table4.E8" office:value-type="string">
            <text:p text:style-name="P10"/>
          </table:table-cell>
        </table:table-row>
        <table:table-row table:style-name="Table4.1">
          <table:table-cell table:style-name="Table4.A4" office:value-type="string">
            <text:p text:style-name="P4">Valida central?</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4">Valida fecha archivo?</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4">Acepta en /aceptadas?</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4">Remueve las novedades?</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4">Dispara AFRAUMBR?</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4">Graba Log?</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13">AFRAUMBR</text:p>
          </table:table-cell>
          <table:table-cell table:style-name="Table4.A4" office:value-type="string">
            <text:p text:style-name="P4"/>
          </table:table-cell>
          <table:table-cell table:style-name="Table4.A4" office:value-type="string">
            <text:p text:style-name="P4"/>
          </table:table-cell>
          <table:table-cell table:style-name="Table4.A4" office:value-type="string">
            <text:p text:style-name="P4"/>
          </table:table-cell>
          <table:table-cell table:style-name="Table4.E4" office:value-type="string">
            <text:p text:style-name="P4"/>
          </table:table-cell>
        </table:table-row>
        <table:table-row table:style-name="Table4.1">
          <table:table-cell table:style-name="Table4.A4" office:value-type="string">
            <text:p text:style-name="P4">Valida agente, numero A, numero B, tiempo?</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4">Determina bien el tipo de llamada?</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4">Detecta umbrales?</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4">Determina bien aplicabilidad del umbral?</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4">Graba llamada sospechosa?</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4">Mueve archivos a /sospechosas?</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4">Graba Log?</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4">Cierran ok los totales?</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5">Arranca AFRALIST?</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4">Muestra opción de ayuda</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4">En la consulta, filtra el input?</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12">En la estadística, filtra el input?</text:p>
          </table:table-cell>
          <table:table-cell table:style-name="Table4.A4" office:value-type="string">
            <text:p text:style-name="P4"/>
          </table:table-cell>
          <table:table-cell table:style-name="Table4.A4" office:value-type="string">
            <text:p text:style-name="P4"/>
          </table:table-cell>
          <table:table-cell table:style-name="Table4.A4" office:value-type="string">
            <text:p text:style-name="P4"/>
          </table:table-cell>
          <table:table-cell table:style-name="Table4.E4" office:value-type="string">
            <text:p text:style-name="P4"/>
          </table:table-cell>
        </table:table-row>
        <table:table-row table:style-name="Table4.1">
          <table:table-cell table:style-name="Table4.A4" office:value-type="string">
            <text:p text:style-name="P4">En la consulta filtra por central/agente/umbral/tipo/etc?</text:p>
          </table:table-cell>
          <table:table-cell table:style-name="Table4.A4" office:value-type="string">
            <text:p text:style-name="P4"/>
          </table:table-cell>
          <table:table-cell table:style-name="Table4.A4" office:value-type="string">
            <text:p text:style-name="P4"/>
          </table:table-cell>
          <table:table-cell table:style-name="Table4.A4" office:value-type="string">
            <text:p text:style-name="P4"/>
          </table:table-cell>
          <table:table-cell table:style-name="Table4.E4" office:value-type="string">
            <text:p text:style-name="P4"/>
          </table:table-cell>
        </table:table-row>
        <table:table-row table:style-name="Table4.1">
          <table:table-cell table:style-name="Table4.A4" office:value-type="string">
            <text:p text:style-name="P4">Ranking de central/oficina/agente/destino/umbral?</text:p>
          </table:table-cell>
          <table:table-cell table:style-name="Table4.A4" office:value-type="string">
            <text:p text:style-name="P4"/>
          </table:table-cell>
          <table:table-cell table:style-name="Table4.A4" office:value-type="string">
            <text:p text:style-name="P4"/>
          </table:table-cell>
          <table:table-cell table:style-name="Table4.A4" office:value-type="string">
            <text:p text:style-name="P4"/>
          </table:table-cell>
          <table:table-cell table:style-name="Table4.E4" office:value-type="string">
            <text:p text:style-name="P4"/>
          </table:table-cell>
        </table:table-row>
        <table:table-row table:style-name="Table4.1">
          <table:table-cell table:style-name="Table4.A4" office:value-type="string">
            <text:p text:style-name="P4">Graba ok? </text:p>
          </table:table-cell>
          <table:table-cell table:style-name="Table4.A4" office:value-type="string">
            <text:p text:style-name="P4"/>
          </table:table-cell>
          <table:table-cell table:style-name="Table4.A4" office:value-type="string">
            <text:p text:style-name="P4"/>
          </table:table-cell>
          <table:table-cell table:style-name="Table4.A4" office:value-type="string">
            <text:p text:style-name="P4"/>
          </table:table-cell>
          <table:table-cell table:style-name="Table4.E4" office:value-type="string">
            <text:p text:style-name="P4"/>
          </table:table-cell>
        </table:table-row>
        <table:table-row table:style-name="Table4.1">
          <table:table-cell table:style-name="Table4.A4" office:value-type="string">
            <text:p text:style-name="Standard">FUNCIONES</text:p>
          </table:table-cell>
          <table:table-cell table:style-name="Table4.A4" office:value-type="string">
            <text:p text:style-name="P4"/>
          </table:table-cell>
          <table:table-cell table:style-name="Table4.A4" office:value-type="string">
            <text:p text:style-name="P4"/>
          </table:table-cell>
          <table:table-cell table:style-name="Table4.A4" office:value-type="string">
            <text:p text:style-name="P4"/>
          </table:table-cell>
          <table:table-cell table:style-name="Table4.E4" office:value-type="string">
            <text:p text:style-name="P4"/>
          </table:table-cell>
        </table:table-row>
        <table:table-row table:style-name="Table4.1">
          <table:table-cell table:style-name="Table4.A32" office:value-type="string">
            <text:p text:style-name="P4"><text:span text:style-name="T7">Arrancar</text:span><text:span text:style-name="T6"> </text:span></text:p>
          </table:table-cell>
          <table:table-cell table:style-name="Table4.A32" office:value-type="string">
            <text:p text:style-name="P4"/>
          </table:table-cell>
          <table:table-cell table:style-name="Table4.A32" office:value-type="string">
            <text:p text:style-name="P4"/>
          </table:table-cell>
          <table:table-cell table:style-name="Table4.A32" office:value-type="string">
            <text:p text:style-name="P4"/>
          </table:table-cell>
          <table:table-cell table:style-name="Table4.E32" office:value-type="string">
            <text:p text:style-name="P4"/>
          </table:table-cell>
        </table:table-row>
        <table:table-row table:style-name="Table4.1">
          <table:table-cell table:style-name="Table4.A33" office:value-type="string">
            <text:p text:style-name="P4"><text:span text:style-name="T8">Detener</text:span><text:span text:style-name="T6"> </text:span></text:p>
          </table:table-cell>
          <table:table-cell table:style-name="Table4.A33" office:value-type="string">
            <text:p text:style-name="P4"/>
          </table:table-cell>
          <table:table-cell table:style-name="Table4.A33" office:value-type="string">
            <text:p text:style-name="P4"/>
          </table:table-cell>
          <table:table-cell table:style-name="Table4.A33" office:value-type="string">
            <text:p text:style-name="P4"/>
          </table:table-cell>
          <table:table-cell table:style-name="Table4.E33" office:value-type="string">
            <text:p text:style-name="P4"/>
          </table:table-cell>
        </table:table-row>
        <table:table-row table:style-name="Table4.1">
          <table:table-cell table:style-name="Table4.A34" office:value-type="string">
            <text:p text:style-name="P11">MoverA</text:p>
          </table:table-cell>
          <table:table-cell table:style-name="Table4.A34" office:value-type="string">
            <text:p text:style-name="P4"/>
          </table:table-cell>
          <table:table-cell table:style-name="Table4.A34" office:value-type="string">
            <text:p text:style-name="P4"/>
          </table:table-cell>
          <table:table-cell table:style-name="Table4.A34" office:value-type="string">
            <text:p text:style-name="P4"/>
          </table:table-cell>
          <table:table-cell table:style-name="Table4.E34" office:value-type="string">
            <text:p text:style-name="P4"/>
          </table:table-cell>
        </table:table-row>
        <table:table-row table:style-name="Table4.1">
          <table:table-cell table:style-name="Table4.A34" office:value-type="string">
            <text:p text:style-name="P4">GraLog</text:p>
          </table:table-cell>
          <table:table-cell table:style-name="Table4.A34" office:value-type="string">
            <text:p text:style-name="P4"/>
          </table:table-cell>
          <table:table-cell table:style-name="Table4.A34" office:value-type="string">
            <text:p text:style-name="P4"/>
          </table:table-cell>
          <table:table-cell table:style-name="Table4.A34" office:value-type="string">
            <text:p text:style-name="P4"/>
          </table:table-cell>
          <table:table-cell table:style-name="Table4.E34" office:value-type="string">
            <text:p text:style-name="P4"/>
          </table:table-cell>
        </table:table-row>
      </table:table>
      <text:p text:style-name="P32"/>
      <text:table-of-content text:style-name="Sect1" text:protected="true" text:name="Table of Contents1">
        <text:table-of-content-source text:outline-level="3">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Índice</text:p>
          </text:index-title>
          <text:p text:style-name="P43"><text:a xlink:type="simple" xlink:href="#__RefHeading___Toc1354_1428414372" text:style-name="Index_20_Link" text:visited-style-name="Index_20_Link">Hipótesis y Aclaraciones Globales<text:tab/>4</text:a></text:p>
          <text:p text:style-name="P42"><text:a xlink:type="simple" xlink:href="#__RefHeading___Toc1374_1428414372" text:style-name="Index_20_Link" text:visited-style-name="Index_20_Link">AFRAINST<text:tab/>4</text:a></text:p>
          <text:p text:style-name="P42"><text:a xlink:type="simple" xlink:href="#__RefHeading___Toc1376_1428414372" text:style-name="Index_20_Link" text:visited-style-name="Index_20_Link">AFRAINIC<text:tab/>4</text:a></text:p>
          <text:p text:style-name="P42"><text:a xlink:type="simple" xlink:href="#__RefHeading___Toc1378_1428414372" text:style-name="Index_20_Link" text:visited-style-name="Index_20_Link">AFRARECI<text:tab/>4</text:a></text:p>
          <text:p text:style-name="P42"><text:a xlink:type="simple" xlink:href="#__RefHeading___Toc1380_1428414372" text:style-name="Index_20_Link" text:visited-style-name="Index_20_Link">AFRAUMBR<text:tab/>4</text:a></text:p>
          <text:p text:style-name="P42"><text:a xlink:type="simple" xlink:href="#__RefHeading___Toc1382_1428414372" text:style-name="Index_20_Link" text:visited-style-name="Index_20_Link">AFRALIST<text:tab/>4</text:a></text:p>
          <text:p text:style-name="P42"><text:a xlink:type="simple" xlink:href="#__RefHeading___Toc1384_1428414372" text:style-name="Index_20_Link" text:visited-style-name="Index_20_Link">Funciones<text:tab/>5</text:a></text:p>
          <text:p text:style-name="P43"><text:a xlink:type="simple" xlink:href="#__RefHeading___Toc1394_1428414372" text:style-name="Index_20_Link" text:visited-style-name="Index_20_Link">Problemas relevantes<text:tab/>6</text:a></text:p>
          <text:p text:style-name="P43"><text:a xlink:type="simple" xlink:href="#__RefHeading___Toc1396_1428414372" text:style-name="Index_20_Link" text:visited-style-name="Index_20_Link">Archivo README<text:tab/>7</text:a></text:p>
          <text:p text:style-name="P43"><text:a xlink:type="simple" xlink:href="#__RefHeading___Toc1398_1428414372" text:style-name="Index_20_Link" text:visited-style-name="Index_20_Link">Nuevas funciones y/o comandos auxiliares<text:tab/>10</text:a></text:p>
          <text:p text:style-name="P43"><text:a xlink:type="simple" xlink:href="#__RefHeading___Toc1400_1428414372" text:style-name="Index_20_Link" text:visited-style-name="Index_20_Link">Listado de DATOS<text:tab/>11</text:a></text:p>
          <text:p text:style-name="P43"><text:a xlink:type="simple" xlink:href="#__RefHeading___Toc1402_1428414372" text:style-name="Index_20_Link" text:visited-style-name="Index_20_Link">Listado de Nuevos Archivos<text:tab/>12</text:a></text:p>
          <text:p text:style-name="P43"><text:a xlink:type="simple" xlink:href="#__RefHeading___Toc1404_1428414372" text:style-name="Index_20_Link" text:visited-style-name="Index_20_Link">Hoja de ruta de prueba “camino feliz”<text:tab/>13</text:a></text:p>
          <text:p text:style-name="P43"><text:a xlink:type="simple" xlink:href="#__RefHeading___Toc1406_1428414372" text:style-name="Index_20_Link" text:visited-style-name="Index_20_Link">Apéndice<text:tab/>24</text:a></text:p>
        </text:index-body>
      </text:table-of-content>
      <text:p text:style-name="P32"/>
      <text:h text:style-name="P35" text:outline-level="1"><text:bookmark-start text:name="__RefHeading___Toc1354_1428414372"/>Hipótesis y Aclaraciones Globales<text:bookmark-end text:name="__RefHeading___Toc1354_1428414372"/></text:h>
      <text:h text:style-name="P41" text:outline-level="2"><text:bookmark-start text:name="__RefHeading___Toc1374_1428414372"/>AFRAINST<text:bookmark-end text:name="__RefHeading___Toc1374_1428414372"/></text:h>
      <text:p text:style-name="P22">- Cuando se ingresa un directorio, los caracteres válidos son los caracteres alfanuméricos, '_' y '-'. Cualquier otro carácter implicará un nombre de directorio invalido.</text:p>
      <text:p text:style-name="P22">- Cuando se lea el valor para DATASIZE, si el número es muy grande ( muchos caracteres ) se considerará una entrada invalida.</text:p>
      <text:p text:style-name="P22">- Cuando se haga la validación de espacio en disco, en caso de no haber suficiente espacio, se saldrá del programa con estado de error 1.</text:p>
      <text:p text:style-name="P22">- Cuando se haga la verificación de si la instalación está completa y se encuentre que una determinada carpeta no existe, se la creará automáticamente, sin contenido.</text:p>
      <text:p text:style-name="P22">- Cuando se solicite por “Si – No”, se podrá ingresar ya sea “Si”, “SI”, “si”, “Y” ,”y”, “Yes”, “No”, “NO”, “no”, “n”.</text:p>
      <text:p text:style-name="P22">- Si se borra alguno de los scripts/tablas/maestros de los directorios de respaldo del paquete de instalación, no se podrán instalar y se considerará que la instalación es completa, aun faltando esos archivos ya que el script desconoce como existentes.</text:p>
      <text:p text:style-name="P22">- El unico directorio reservado es “conf”.</text:p>
      <text:p text:style-name="P22">- Solo se indica los valores propuestos, pero no se ofrece ningún mecanismo para seleccionar lo propuesto. Se debe escribirlos.</text:p>
      <text:h text:style-name="P40" text:outline-level="2"><text:bookmark-start text:name="__RefHeading___Toc1376_1428414372"/>AFRAINIC<text:bookmark-end text:name="__RefHeading___Toc1376_1428414372"/></text:h>
      <text:p text:style-name="P47">- No se listan archivos de NOVEDIR, ACEPDIR, PROCDIR, REPODIR, RECHDIR.</text:p>
      <text:p text:style-name="P47">- Si no se encuentra inicializado el ambiente, el logueo será hecho solo por pantalla.</text:p>
      <text:p text:style-name="P47">- Una vez que se verifico que la instalación está completa, en verificar permisos, no se verifica si se borraron los archivos en plena ejecución de AFRAINIC.</text:p>
      <text:p text:style-name="P47">- Solo se verifican archivos ya predeterminados en el programa.</text:p>
      <text:p text:style-name="P47">- Cada comando que requiera el uso de variables de ambiente, revisará que se encuentren inicializadas.</text:p>
      <text:h text:style-name="P41" text:outline-level="2"><text:bookmark-start text:name="__RefHeading___Toc1378_1428414372"/>AFRARECI<text:bookmark-end text:name="__RefHeading___Toc1378_1428414372"/></text:h>
      <text:p text:style-name="P22">- Para la verificación de la fecha, se chequea si el año es bisiesto o no.</text:p>
      <text:p text:style-name="P22">- Si el nombre del archivo tiene mas de un '_', se rechazará.</text:p>
      <text:p text:style-name="P22">- Solo se aceptará archivos que sean “ASCII text”.</text:p>
      <text:p text:style-name="P22">- Se buscan archivos solamente en NOVEDIR, sin entrar a subdirectorios.</text:p>
      <text:h text:style-name="P41" text:outline-level="2"><text:bookmark-start text:name="__RefHeading___Toc1380_1428414372"/>AFRAUMBR<text:bookmark-end text:name="__RefHeading___Toc1380_1428414372"/></text:h>
      <text:p text:style-name="P22">- Cuando se detecta más de un umbral, directamente se hace un “head -n 1” de los umbrales obtenidos para quedarnos con el primero.</text:p>
      <text:p text:style-name="P22">- Cuando se verifica la cantidad de campos del primer registro, simplemente se verifica que tenga 7 comas, pero no se verifica los valores ya que luego al procesar los registros se hará.</text:p>
      <text:p text:style-name="P22">- Si se tiene un numero B que si el código de país y el código de área son vacíos, entonces se tiene que rechazar el registro.</text:p>
      <text:h text:style-name="P41" text:outline-level="2"><text:bookmark-start text:name="__RefHeading___Toc1382_1428414372"/>AFRALIST<text:bookmark-end text:name="__RefHeading___Toc1382_1428414372"/></text:h>
      <text:p text:style-name="P22">- Las fechas siempre se ingresan de la forma AAAAMM, los años con 4 dígitos y los meses con 2 dígitos. </text:p>
      <text:p text:style-name="P22"><text:span text:style-name="T9">-En comando de </text:span><text:span text:style-name="T9">estadísticas</text:span><text:span text:style-name="T9">, las mismas se realizan sobre el set de datos inicial, </text:span><text:span text:style-name="T9">a</text:span><text:span text:style-name="T11"> menos que el usuario decida cambiarlo</text:span><text:span text:style-name="T9">.</text:span><text:span text:style-name="T7"> </text:span></text:p>
      <text:p text:style-name="P22"><text:soft-page-break/>-El comando de estadísticas guardará en la ruta REPODIR.</text:p>
      <text:p text:style-name="P22"/>
      <text:h text:style-name="P41" text:outline-level="2"><text:bookmark-start text:name="__RefHeading___Toc1384_1428414372"/>Funciones<text:bookmark-end text:name="__RefHeading___Toc1384_1428414372"/></text:h>
      <text:p text:style-name="P21">Arrancar</text:p>
      <text:p text:style-name="P22">- Se chequea que las variables de ambiente estén inicializadas.</text:p>
      <text:p text:style-name="P22">- El parámetro a pasar es el nombre del script a ejecutar, ejemplo: AFRARECI.sh. Los scripts a ejecutar deben ubicarse en BINDIR.</text:p>
      <text:p text:style-name="P22">- Cuando es ejecutada finaliza con estado 0 en caso de no haber error. Finaliza con estado 1 si hay error.</text:p>
      <text:p text:style-name="P22">- Si no hay error, se imprime por pantalla el PID del proceso ejecutado.</text:p>
      <text:p text:style-name="P22">- Si hay error, se imprime un mensaje aclarando que no se pudo ejecutar.</text:p>
      <text:p text:style-name="P21">Detener</text:p>
      <text:p text:style-name="P20">- No se chequea que las variables de ambiente estén inicializadas.</text:p>
      <text:p text:style-name="P20">- El parámetro a pasar es el nombre del script a detener, ejemplo: AFRARECI.sh. </text:p>
      <text:p text:style-name="P22"><text:span text:style-name="T10">- Cuando </text:span><text:span text:style-name="T10">se detiene un proceso se</text:span><text:span text:style-name="T10"> </text:span><text:span text:style-name="T10">finaliza con estado</text:span><text:span text:style-name="T10"> 0 en caso de no haber error. </text:span><text:span text:style-name="T10">Finaliza con estado 1 si no se detuvo </text:span><text:span text:style-name="T10">ningún</text:span><text:span text:style-name="T10"> proceso.</text:span></text:p>
      <text:p text:style-name="P21">GraLog</text:p>
      <text:p text:style-name="P22">- Se chequea que las variables de ambiente necesarias estén inicializadas.</text:p>
      <text:p text:style-name="P22">- El mecanismo para controlar el tamaño del log es truncando, dejando las últimas 50 lineas.</text:p>
      <text:p text:style-name="P21">MoverA</text:p>
      <text:p text:style-name="P19">- El numero de secuencia que se emplea es uno por cada archivo duplicado. Básicamente se cuenta cuantos archivos del mismo nombre están duplicados y se usa ese número para el próximo duplicado.</text:p>
      <text:p text:style-name="P19">- <text:s/>Se hace un chequeo sobre si existe el GRALOG. Si no existe, se sale del programa sin mover nada.</text:p>
      <text:p text:style-name="P19">- Si se quiere mover un archivo a su misma carpeta, no se hace nada y se loguea sobre esto.</text:p>
      <text:p text:style-name="P19">- Si no se especifica un comando, se imprimirá el log por stdout.</text:p>
      <text:p text:style-name="P19"/>
      <text:h text:style-name="P39" text:outline-level="1"/>
      <text:h text:style-name="P35" text:outline-level="1"><text:bookmark-start text:name="__RefHeading___Toc1394_1428414372"/>Problemas relevantes<text:bookmark-end text:name="__RefHeading___Toc1394_1428414372"/></text:h>
      <text:p text:style-name="P22"><text:bookmark-start text:name="__RefHeading___Toc1564_1428414372"/>El problema más relevante que ocurrió fue el hecho de que ciertos módulos dependían fuertemente de otros. Por ejemplo la inicialización de ambiente por parte de AFRAINIC impactaba en el funcionamiento de los demás módulos. Para solucionarlo, tuvimos que setear temporalmente un valor para las variables necesarias para cada modulo para poder desarrollar e ir probando el código.<text:bookmark-end text:name="__RefHeading___Toc1564_1428414372"/></text:p>
      <text:p text:style-name="P22">Una vez que se desarrollaron todos los módulos, se procedió a eliminar estas variables temporales seteadas en los mismos módulos para hacer uso de las inicializadas por AFRAINIC.</text:p>
      <text:p text:style-name="P22">Otro ejemplo fue la dependencia con el logueo. Para esto se uso una función que solo logueaba por pantalla. Una vez que se tuvo desarrollado el GRALOG, se incorporó a dicha función.</text:p>
      <text:p text:style-name="P22">En cuanto a la prueba del sistema, se tuvo problema con ciertos comandos que se utilizaban con ciertos argumentos, pero cuando se probó en un sistema operativo live no soportaba dichos argumentos, ejemplo para determinar el espacio libre se usaba el comando “df” con argumentos no soportados en el sistema operativo live, por lo que se tuvo que hacer ligeros cambios para que funcione en tal.</text:p>
      <text:p text:style-name="P22"/>
      <text:p text:style-name="Standard"/>
      <text:p text:style-name="Standard"/>
      <text:h text:style-name="P35" text:outline-level="1"><text:bookmark-start text:name="__RefHeading___Toc1396_1428414372"/>Archivo README<text:bookmark-end text:name="__RefHeading___Toc1396_1428414372"/></text:h>
      <text:p text:style-name="Standard">1- Se debe disponer de un USB booteable, cargando con un sistema operativo UNIX. El grupo usará Ubuntu 12.04.</text:p>
      <text:p text:style-name="Standard">Se debe insertar el usb estando la PC apagada. Una vez insertado, se debe prender la maquina y luego ingresar al setup de la misma, para indicarle que realize el boot desde el USB insertado.</text:p>
      <text:p text:style-name="Standard">2- Una vez que se realizó el boot desde el USB, se debe elegir la opción para probar el sistema operativo pero sin instalar. Una vez hecho esto, ya se podrá utilizar el sistema.</text:p>
      <text:p text:style-name="Standard">3- Se debe insertar el usb donde se encuentra almacenado el trabajo practico comprimido "grupo5.tar.gz". Luego copiarlo hacia la carpeta de trabajo, por ejemplo, Documentos.</text:p>
      <text:p text:style-name="Standard">4- Una vez con el archivo "grupo5.tar.gz" copiado, se debe hacer click derecho sobre el y clickear "Extraer aquí". Otra forma es accediendo a la terminal del sistema, colocando tar -xzvf grupo5.tar.gz. Luego de hacer esto, se obtendra la carpeta grupo5, cuyo contenido es:</text:p>
      <text:p text:style-name="Standard">Directorio AFRAINIC:</text:p>
      <text:p text:style-name="Standard">AFRAINIC.sh</text:p>
      <text:p text:style-name="Standard"/>
      <text:p text:style-name="Standard">Directorio AFRALIST:</text:p>
      <text:p text:style-name="Standard">AFRALIST.pl</text:p>
      <text:p text:style-name="Standard"/>
      <text:p text:style-name="Standard">Directorio AFRARECI:</text:p>
      <text:p text:style-name="Standard">AFRARECI.sh</text:p>
      <text:p text:style-name="Standard"/>
      <text:p text:style-name="Standard">Directorio AFRAUMBR:</text:p>
      <text:p text:style-name="Standard">AFRAUMBR.sh</text:p>
      <text:p text:style-name="Standard"/>
      <text:p text:style-name="Standard">Directorio ARCHIVOS:</text:p>
      <text:p text:style-name="Standard">agentes.mae <text:s/>CdA.mae <text:s/>CdC.mae <text:s/>CdP.mae <text:s/>contador.sh <text:s/>tllama.tab <text:s/>umbrales.tab</text:p>
      <text:p text:style-name="Standard"/>
      <text:p text:style-name="Standard">Directorio Datos:</text:p>
      <text:p text:style-name="Standard">agentes.csv <text:s text:c="2"/>CdA.csv <text:s text:c="7"/>COS_20150703 <text:s/>SIS_20150803</text:p>
      <text:p text:style-name="Standard">BEL_20150703 <text:s/>CdP.csv <text:s text:c="7"/>COS_20150803 <text:s/>umbrales.csv</text:p>
      <text:p text:style-name="Standard">BEL_20150803 <text:s/>centrales.csv <text:s/>SIS_20150703</text:p>
      <text:p text:style-name="Standard"/>
      <text:p text:style-name="Standard">Directorio FUNCIONES:</text:p>
      <text:p text:style-name="Standard">ARRANCAR.sh <text:s/>DETENER.sh <text:s/>GRALOG.sh <text:s/>MOVERA.sh</text:p>
      <text:p text:style-name="Standard"/>
      <text:p text:style-name="Standard">Directorio MasDatos:</text:p>
      <text:p text:style-name="Standard">CDN_20150630 <text:s/>CEN_20150630 <text:s/>COS_20150629 <text:s/>COS_20150810 <text:s/>SIS_20150727</text:p>
      <text:p text:style-name="Standard">CDN_20150830 <text:s/>CEN_20150830 <text:s/>COS_20150727 <text:s/>SIS_20150629 <text:s/>SIS_20150810</text:p>
      <text:p text:style-name="Standard"/>
      <text:p text:style-name="Standard">- Directorio AFRAINIC: </text:p>
      <text:p text:style-name="Standard">AFRAINIC.sh</text:p>
      <text:p text:style-name="Standard"/>
      <text:p text:style-name="Standard">- Directorio AFRARECI: </text:p>
      <text:p text:style-name="Standard"><text:soft-page-break/>AFRARECI.sh</text:p>
      <text:p text:style-name="Standard"/>
      <text:p text:style-name="Standard">- Directorio AFRAUMBR:</text:p>
      <text:p text:style-name="Standard">AFRAUMBR.sh</text:p>
      <text:p text:style-name="Standard"/>
      <text:p text:style-name="Standard">- Directorio AFRALIST: </text:p>
      <text:p text:style-name="Standard">AFRALIST.sh</text:p>
      <text:p text:style-name="Standard"/>
      <text:p text:style-name="Standard">- Directorio FUNCIONES: </text:p>
      <text:p text:style-name="Standard">GRALOG.sh MOVERA.sh ARRANCAR.sh DETENER.sh</text:p>
      <text:p text:style-name="Standard"/>
      <text:p text:style-name="Standard">- Directorio ARCHIVOS: </text:p>
      <text:p text:style-name="Standard">agentes.mae CdA.mae CdC.mae CdP.mae tllama.tab umbrales.tab</text:p>
      <text:p text:style-name="Standard"/>
      <text:p text:style-name="Standard">- Directorio Datos: </text:p>
      <text:p text:style-name="Standard">agentes.csv CdA.csv COS_20150703 SIS_20150803 </text:p>
      <text:p text:style-name="Standard">BEL_20150703 CdP.csv COS_20150803 umbrales.csv</text:p>
      <text:p text:style-name="Standard">BEL_20150803 <text:s/>centrales.csv <text:s/>SIS_20150703</text:p>
      <text:p text:style-name="Standard"/>
      <text:p text:style-name="Standard">- Directorio conf</text:p>
      <text:p text:style-name="Standard">- Script de instalacion AFRAINST.sh</text:p>
      <text:p text:style-name="Standard">- Archivo README</text:p>
      <text:p text:style-name="Standard"/>
      <text:p text:style-name="Standard">5- Para poder instalar el sistema AFRA-I se necesita tener instalado Perl, con una versión superior o igual a la 5. Y un interprete Bash. Ambos ya vienen instalados en el sistema operativo live.</text:p>
      <text:p text:style-name="Standard">6- Instalación del sistema</text:p>
      <text:p text:style-name="Standard">a) Se deberá ingresar por consola el siguiente comando, situado sobre grupo5/</text:p>
      <text:p text:style-name="Standard">$ ./AFRAINST.sh</text:p>
      <text:p text:style-name="Standard">Puede que sea necesario otorgarle permisos de ejecución. Para ello, situados sobre grupo5/ </text:p>
      <text:p text:style-name="Standard">$ chmod +x AFRAINST.sh</text:p>
      <text:p text:style-name="Standard">b) El programa solicitara las rutas para crear las carpetas necesarias por el sistema como asi tambien extension para los archivos de log, espacio minimo libre para arribos(MB) y tamaño máximo para los archivos de log(KB).</text:p>
      <text:p text:style-name="Standard">Una vez especificado todos los datos, se mostrarán al usuario para confirmarlos y se le dara la opcion de volver atras para modificarlos si asi lo desea.</text:p>
      <text:p text:style-name="Standard">Si se confirma, se preguntara nuevamente si esta seguro, para luego realizar la instalacion del sistema.</text:p>
      <text:p text:style-name="Standard">c) La instalación nos deja</text:p>
      <text:p text:style-name="Standard">- Directorio de ejecutables</text:p>
      <text:p text:style-name="Standard">- Directorio de maestros y tablas</text:p>
      <text:p text:style-name="Standard">- Directorio de recepcion de archivos de llamadas</text:p>
      <text:p text:style-name="Standard">- Directorio de Archivos de llamadas aceptadas</text:p>
      <text:p text:style-name="Standard">- Directorio de archivos de llamadas sospechosas: Dentro del mismo un</text:p>
      <text:p text:style-name="Standard"><text:soft-page-break/>un directorio "proc"</text:p>
      <text:p text:style-name="Standard">- Directorio de Archivos de log</text:p>
      <text:p text:style-name="Standard">- Directorio de Archivos rechazados: Dentro del mismo un directorio "llamadas"</text:p>
      <text:p text:style-name="Standard"/>
      <text:p text:style-name="Standard">7- Primeros pasos</text:p>
      <text:p text:style-name="Standard">a) Inicializar el ambiente. Para ello debemos ejecutar, situados sobre grupo5/</text:p>
      <text:p text:style-name="Standard">$ . bin/AFRAINIC.sh</text:p>
      <text:p text:style-name="Standard">Esto nos dejará el ambiente inicializado, y nos preguntará si deseamos iniciar AFRARECI.sh. Si respondemos que no, se puede iniciar luego usando ARRANCAR.sh</text:p>
      <text:p text:style-name="Standard">b) Una vez que se tenga el ambiente inicializado y AFRARECI corriendo, se procede a ingresar archivos en el directorio de Novedades. AFRARECI se encargara de invocar a AFRAUMBR para su ejecucion.</text:p>
      <text:p text:style-name="Standard">c) Los resultados de AFRAUMBR se encuentran en PROCDIR, PROCDIR/proc, RECHDIR/llamadas, RECHDIR.</text:p>
      <text:p text:style-name="Standard"/>
      <text:p text:style-name="Standard">8- Arrancar y detener AFRARECI.</text:p>
      <text:p text:style-name="Standard">Para arrancar AFRARECI, situados sobre grupo5/, se debe: </text:p>
      <text:p text:style-name="Standard">$ bin/ARRANCAR.sh AFRARECI.sh</text:p>
      <text:p text:style-name="Standard">Luego de esto, se ejecutara AFRARECI en background, siempre que no se encuentre ya ejecutandose o no se tenga el ambiente inicializado.</text:p>
      <text:p text:style-name="Standard"/>
      <text:p text:style-name="Standard">Para detener AFRARECI, situados sobre grupo5/, se debe:</text:p>
      <text:p text:style-name="Standard">$ bin/DETENER.sh AFRARECI.sh</text:p>
      <text:p text:style-name="Standard"/>
      <text:p text:style-name="Standard">9- Obtencion de informes y estadisticas</text:p>
      <text:p text:style-name="Standard">Para la obtencion de informes y estadisticas se debe hacer uso de AFRALIST.</text:p>
      <text:p text:style-name="Standard">Las opciones de dicho comando son:</text:p>
      <text:p text:style-name="Standard">-h Para obtener ayuda</text:p>
      <text:p text:style-name="Standard">-w Para grabar</text:p>
      <text:p text:style-name="Standard">-r Para consulta</text:p>
      <text:p text:style-name="Standard">-s Para estadistica</text:p>
      <text:p text:style-name="Standard">Para ejecutar el comando en modo consulta se debe, situados sobre grupo5/ </text:p>
      <text:p text:style-name="Standard">$ bin/AFRALIST.pl -r </text:p>
      <text:p text:style-name="Standard">Luego seguir las indicaciones que brinda el programa. </text:p>
      <text:p text:style-name="Standard">En caso que se quiera guardar los resultados, se debe </text:p>
      <text:p text:style-name="Standard">$ bin/AFRALIST.pl -r -w </text:p>
      <text:p text:style-name="Standard"/>
      <text:p text:style-name="Standard">Para ejecutar el comando en modo estadistica se debe, situados sobre grupo5/ </text:p>
      <text:p text:style-name="Standard">$ bin/AFRALIST.pl -s </text:p>
      <text:p text:style-name="Standard">Luego seguir las indicaciones que brinda el programa. </text:p>
      <text:p text:style-name="Standard">En caso que se quiera guardar los resultados, se debe </text:p>
      <text:p text:style-name="Standard">$ bin/AFRALIST.pl -s -w</text:p>
      <text:h text:style-name="P35" text:outline-level="1"><text:bookmark-start text:name="__RefHeading___Toc1398_1428414372"/>Nuevas funciones y/o comandos auxiliares<text:bookmark-end text:name="__RefHeading___Toc1398_1428414372"/></text:h>
      <text:p text:style-name="Standard">NINGUNA</text:p>
      <text:h text:style-name="Heading_20_1" text:outline-level="1"/>
      <text:h text:style-name="P35" text:outline-level="1"><text:bookmark-start text:name="__RefHeading___Toc1400_1428414372"/>Listado de DATOS<text:bookmark-end text:name="__RefHeading___Toc1400_1428414372"/></text:h>
      <text:list xml:id="list1011604762" text:style-name="L1">
        <text:list-item>
          <text:p text:style-name="P44">agentes.mae - Cantidad de registros: 71</text:p>
        </text:list-item>
        <text:list-item>
          <text:p text:style-name="P44">CdA.mae - Cantidad de registros: 300</text:p>
        </text:list-item>
        <text:list-item>
          <text:p text:style-name="P44">CdC.mae - Cantidad de registros: 48</text:p>
        </text:list-item>
        <text:list-item>
          <text:p text:style-name="P44">CdP.mae - Cantidad de registros: 234</text:p>
        </text:list-item>
        <text:list-item>
          <text:p text:style-name="P44">tllama.tab - Cantidad de registros: 3</text:p>
        </text:list-item>
        <text:list-item>
          <text:p text:style-name="P44">umbrales.tab - Cantidad de registros: 204</text:p>
        </text:list-item>
        <text:list-item>
          <text:p text:style-name="P44">BEL_20150703 - Cantidad de registros: 100</text:p>
        </text:list-item>
        <text:list-item>
          <text:p text:style-name="P44">BEL_20150803 - Cantidad de registros: 150</text:p>
        </text:list-item>
        <text:list-item>
          <text:p text:style-name="P44">COS_20150703 - Cantidad de registros: 192</text:p>
        </text:list-item>
        <text:list-item>
          <text:p text:style-name="P44">COS_20150803 - Cantidad de registros: 249</text:p>
        </text:list-item>
        <text:list-item>
          <text:p text:style-name="P44">SIS_20150703 - Cantidad de registros: 365</text:p>
        </text:list-item>
        <text:list-item>
          <text:p text:style-name="P44">SIS_20150803 - Cantidad de registros: 304</text:p>
        </text:list-item>
        <text:list-item>
          <text:p text:style-name="P44">CDN_20150630 - Cantidad de registros: 26</text:p>
        </text:list-item>
        <text:list-item>
          <text:p text:style-name="P44">CDN_20150830 - Cantidad de registros: 26</text:p>
        </text:list-item>
        <text:list-item>
          <text:p text:style-name="P44">CEN_20150630 - Cantidad de registros: 56</text:p>
        </text:list-item>
        <text:list-item>
          <text:p text:style-name="P44">CEN_20150830 - Cantidad de registros: 56</text:p>
        </text:list-item>
        <text:list-item>
          <text:p text:style-name="P44">COS_20150629 - Cantidad de registros: 11</text:p>
        </text:list-item>
        <text:list-item>
          <text:p text:style-name="P44">COS_20150727 - Cantidad de registros: 687</text:p>
        </text:list-item>
        <text:list-item>
          <text:p text:style-name="P44">COS_20150810 - Cantidad de registros: 377</text:p>
        </text:list-item>
        <text:list-item>
          <text:p text:style-name="P44">SIS_20150629 - Cantidad de registros: 661</text:p>
        </text:list-item>
        <text:list-item>
          <text:p text:style-name="P44">SIS_20150727 - Cantidad de registros: 660</text:p>
        </text:list-item>
        <text:list-item>
          <text:p text:style-name="P44">SIS_20150810 - Cantidad de registros: 1079</text:p>
        </text:list-item>
      </text:list>
      <text:h text:style-name="P35" text:outline-level="1"><text:bookmark-start text:name="__RefHeading___Toc1402_1428414372"/>Listado de Nuevos Archivos<text:bookmark-end text:name="__RefHeading___Toc1402_1428414372"/></text:h>
      <text:p text:style-name="Standard">Ninguno</text:p>
      <text:h text:style-name="P35" text:outline-level="1"><text:bookmark-start text:name="__RefHeading___Toc1404_1428414372"/>Hoja de ruta de prueba “camino feliz”<text:bookmark-end text:name="__RefHeading___Toc1404_1428414372"/></text:h>
      <text:list xml:id="list18287421921" text:style-name="L2">
        <text:list-item>
          <text:p text:style-name="P45">Instale el TP</text:p>
        </text:list-item>
        <text:list-item>
          <text:p text:style-name="P45">Imprima las 30 últimas líneas del log de instalación y el contenido del archivo de configuración</text:p>
        </text:list-item>
      </text:list>
      <text:p text:style-name="Standard">Log de instalación ( 30 últimas lineas):</text:p>
      <text:p text:style-name="P16">13/10/15 15:55---ubuntu---AFRAINST---INFO---Directorio de recepción de archivos de llamadas: /home/ubuntu/Documents/sisop/grupo5/novedades </text:p>
      <text:p text:style-name="P16">13/10/15 15:55---ubuntu---AFRAINST---INFO---Espacio mínimo libre para arribos: 100 Mb </text:p>
      <text:p text:style-name="P16">13/10/15 15:55---ubuntu---AFRAINST---INFO---Directorio de Archivos de llamadas Aceptados: /home/ubuntu/Documents/sisop/grupo5/aceptadas </text:p>
      <text:p text:style-name="P16">13/10/15 15:55---ubuntu---AFRAINST---INFO---Directorio de Archivos de llamadas Sospechosas: /home/ubuntu/Documents/sisop/grupo5/sospechosas </text:p>
      <text:p text:style-name="P16">13/10/15 15:55---ubuntu---AFRAINST---INFO---Directorio de Archivos de Reportes de llamadas: /home/ubuntu/Documents/sisop/grupo5/reportes </text:p>
      <text:p text:style-name="P16">13/10/15 15:55---ubuntu---AFRAINST---INFO---Directorio de Archivos de Log: /home/ubuntu/Documents/sisop/grupo5/log </text:p>
      <text:p text:style-name="P16">13/10/15 15:55---ubuntu---AFRAINST---INFO---Extensión para los archivos de log: log </text:p>
      <text:p text:style-name="P16">13/10/15 15:55---ubuntu---AFRAINST---INFO---Tamaño máximo para los archivos de log: 400 Kb </text:p>
      <text:p text:style-name="P16">13/10/15 15:55---ubuntu---AFRAINST---INFO---Directorio de Archivos Rechazados: /home/ubuntu/Documents/sisop/grupo5/rechazados </text:p>
      <text:p text:style-name="P16">13/10/15 15:55---ubuntu---AFRAINST---INFO---Estado de la instalación: LISTA </text:p>
      <text:p text:style-name="P16">13/10/15 15:55---ubuntu---AFRAINST---INFO---Desea continuar con la instalacion? ( Si - No ): </text:p>
      <text:p text:style-name="P16">13/10/15 15:55---ubuntu---AFRAINST---INFO---Input: si </text:p>
      <text:p text:style-name="P16">13/10/15 15:55---ubuntu---AFRAINST---INFO---Iniciando Instalación. Esta Ud. seguro? ( Si - No): </text:p>
      <text:p text:style-name="P16">13/10/15 15:55---ubuntu---AFRAINST---INFO---Input: si </text:p>
      <text:p text:style-name="P16">13/10/15 15:55---ubuntu---AFRAINST---INFO---Creando Estructuras de directorio. . . . </text:p>
      <text:p text:style-name="P16">13/10/15 15:55---ubuntu---AFRAINST---INFO---Directorio /home/ubuntu/Documents/sisop/grupo5/bin creado. </text:p>
      <text:p text:style-name="P16">13/10/15 15:55---ubuntu---AFRAINST---INFO---Directorio /home/ubuntu/Documents/sisop/grupo5/mae creado. </text:p>
      <text:p text:style-name="P16">13/10/15 15:55---ubuntu---AFRAINST---INFO---Directorio /home/ubuntu/Documents/sisop/grupo5/novedades creado. </text:p>
      <text:p text:style-name="P16">13/10/15 15:55---ubuntu---AFRAINST---INFO---Directorio /home/ubuntu/Documents/sisop/grupo5/aceptadas creado. </text:p>
      <text:p text:style-name="P16">13/10/15 15:55---ubuntu---AFRAINST---INFO---Directorio /home/ubuntu/Documents/sisop/grupo5/sospechosas creado. </text:p>
      <text:p text:style-name="P16">13/10/15 15:55---ubuntu---AFRAINST---INFO---Directorio /home/ubuntu/Documents/sisop/grupo5/sospechosas/proc creado. </text:p>
      <text:p text:style-name="P16">13/10/15 15:55---ubuntu---AFRAINST---INFO---Directorio /home/ubuntu/Documents/sisop/grupo5/reportes creado. </text:p>
      <text:p text:style-name="P16">13/10/15 15:55---ubuntu---AFRAINST---INFO---Directorio /home/ubuntu/Documents/sisop/grupo5/log creado. </text:p>
      <text:p text:style-name="P16">13/10/15 15:55---ubuntu---AFRAINST---INFO---Directorio /home/ubuntu/Documents/sisop/grupo5/rechazados creado. </text:p>
      <text:p text:style-name="P16">13/10/15 15:55---ubuntu---AFRAINST---INFO---Directorio /home/ubuntu/Documents/sisop/grupo5/rechazados/llamadas creado. </text:p>
      <text:p text:style-name="P16">13/10/15 15:55---ubuntu---AFRAINST---INFO---Instalando Programas y Funciones </text:p>
      <text:p text:style-name="P16">13/10/15 15:55---ubuntu---AFRAINST---INFO---Instalando Archivos Maestros y Tablas </text:p>
      <text:p text:style-name="P16">13/10/15 15:55---ubuntu---AFRAINST---INFO---Actualizando la configuración del sistema </text:p>
      <text:p text:style-name="P16">13/10/15 15:55---ubuntu---AFRAINST---INFO---Instalación CONCLUIDA. </text:p>
      <text:p text:style-name="P16">13/10/15 15:55---ubuntu---AFRAINST---INFO---Finalización de AFRAINST con exito.</text:p>
      <text:p text:style-name="Standard"><text:soft-page-break/>Archivo de configuración:</text:p>
      <text:p text:style-name="P16">GRUPO=/home/ubuntu/Documents/sisop/grupo5=ubuntu=13/10/15 15:55 </text:p>
      <text:p text:style-name="P16">CONFDIR=/home/ubuntu/Documents/sisop/grupo5/conf=ubuntu=13/10/15 15:55 </text:p>
      <text:p text:style-name="P16">BINDIR=/home/ubuntu/Documents/sisop/grupo5/bin=ubuntu=13/10/15 15:55 </text:p>
      <text:p text:style-name="P16">MAEDIR=/home/ubuntu/Documents/sisop/grupo5/mae=ubuntu=13/10/15 15:55 </text:p>
      <text:p text:style-name="P16">NOVEDIR=/home/ubuntu/Documents/sisop/grupo5/novedades=ubuntu=13/10/15 15:55 </text:p>
      <text:p text:style-name="P16">DATASIZE=100=ubuntu=13/10/15 15:55 </text:p>
      <text:p text:style-name="P16">ACEPDIR=/home/ubuntu/Documents/sisop/grupo5/aceptadas=ubuntu=13/10/15 15:55 </text:p>
      <text:p text:style-name="P16">PROCDIR=/home/ubuntu/Documents/sisop/grupo5/sospechosas=ubuntu=13/10/15 15:55 </text:p>
      <text:p text:style-name="P16">REPODIR=/home/ubuntu/Documents/sisop/grupo5/reportes=ubuntu=13/10/15 15:55 </text:p>
      <text:p text:style-name="P16">LOGDIR=/home/ubuntu/Documents/sisop/grupo5/log=ubuntu=13/10/15 15:55 </text:p>
      <text:p text:style-name="P16">LOGEXT=log=ubuntu=13/10/15 15:55 </text:p>
      <text:p text:style-name="P16">LOGSIZE=400=ubuntu=13/10/15 15:55 </text:p>
      <text:p text:style-name="P16">RECHDIR=/home/ubuntu/Documents/sisop/grupo5/rechazados=ubuntu=13/10/15 15:55</text:p>
      <text:p text:style-name="P6"><text:line-break/></text:p>
      <text:p text:style-name="P37"/>
      <text:list xml:id="list1591808534" text:continue-numbering="true" text:style-name="L2">
        <text:list-item>
          <text:p text:style-name="P45">Imprima las primeras 10 lineas de contenido de los archivos maestros</text:p>
        </text:list-item>
      </text:list>
      <text:p text:style-name="Standard">agentes.mae:</text:p>
      <text:p text:style-name="P17">PETRINA;ADRIAN;PETRINAADRIAN;A00;PETRINA_ADRIAN@EMPRESA.COM.AR</text:p>
      <text:p text:style-name="P17">ALBANESI;VALERIA;ALBANESIVALERIA;RUV;ALBANESI_VALERIA@EMPRESA.COM.AR</text:p>
      <text:p text:style-name="P17">ALONSO;EDITH;ALONSOEDITH;DE1;ALONSO_EDITH@EMPRESA.COM.AR</text:p>
      <text:p text:style-name="P17">APAT;ANDRES;APATANDRES;A00;APAT_ANDRES@EMPRESA.COM.AR</text:p>
      <text:p text:style-name="P17">BAILLET;PATRICIO;BAILLETPATRICIO;NOP;BAILLET_PATRICIO@EMPRESA.COM.AR</text:p>
      <text:p text:style-name="P17">BEIRO;CLAUDIO;BEIROCLAUDIO;BC2;BEIRO_CLAUDIO@EMPRESA.COM.AR</text:p>
      <text:p text:style-name="P17">BENASSI;AGUSTIN;BENASSIAGUSTIN;A00;BENASSI_AGUSTIN@EMPRESA.COM.AR</text:p>
      <text:p text:style-name="P17">BERJMAN;FEDERICO;BERJMANFEDERICO;GIF;BERJMAN_FEDERICO@EMPRESA.COM.AR</text:p>
      <text:p text:style-name="P17">BESADA;GUILLERMO;BESADAGUILLERMO;GIF;BESADA_GUILLERMO@EMPRESA.COM.AR</text:p>
      <text:p text:style-name="P17">BEUNZA;GUSTAVO;BEUNZAGUSTAVO;GIF;BEUNZA_GUSTAVO@EMPRESA.COM.AR</text:p>
      <text:p text:style-name="Standard"/>
      <text:p text:style-name="Standard">CdA.mae:</text:p>
      <text:p text:style-name="P16">Buenos Aires y alrededores;11</text:p>
      <text:p text:style-name="P16">Merlo, Provincia de Buenos Aires;220</text:p>
      <text:p text:style-name="P16">La Plata, Provincia de Buenos Aires;221</text:p>
      <text:p text:style-name="P16">Mar Del Plata, Provincia de Buenos Aires;223</text:p>
      <text:p text:style-name="P16">Pilar, Provincia de Buenos Aires;230</text:p>
      <text:p text:style-name="P16">Junín, Provincia de Buenos Aires;236</text:p>
      <text:p text:style-name="P16">Moreno, Provincia de Buenos Aires;237</text:p>
      <text:p text:style-name="P16">Tandil, Provincia de Buenos Aires;249</text:p>
      <text:p text:style-name="P16">San Rafael, Provincia de Mendoza;260</text:p>
      <text:p text:style-name="P16">Mendoza, Provincia de Mendoza;261</text:p>
      <text:p text:style-name="Standard"/>
      <text:p text:style-name="Standard">CdC.mae:</text:p>
      <text:p text:style-name="P16">ACD;Alta Cordoba</text:p>
      <text:p text:style-name="P16">ALV;Alvarez Thomas</text:p>
      <text:p text:style-name="P16">BAL;Villa Ballester</text:p>
      <text:p text:style-name="P16">BEL;Belgrano</text:p>
      <text:p text:style-name="P16">BEV;Bell Ville</text:p>
      <text:p text:style-name="P16">CDG;Canada de Gomez</text:p>
      <text:p text:style-name="P16">CDN;Cordoba Norte</text:p>
      <text:p text:style-name="P16">CEN;Cordoba Centro</text:p>
      <text:p text:style-name="P16">CLI;Clinicas</text:p>
      <text:p text:style-name="P16">COS;Costanera</text:p>
      <text:p text:style-name="P16"/>
      <text:p text:style-name="Standard">CdP.mae:</text:p>
      <text:p text:style-name="P16">93;Afganistan</text:p>
      <text:p text:style-name="P16">355;Albania</text:p>
      <text:p text:style-name="P16">49;Alemania</text:p>
      <text:p text:style-name="P16">376;Andorra</text:p>
      <text:p text:style-name="P16">244;Angola</text:p>
      <text:p text:style-name="P16"><text:soft-page-break/>1264;Anguila</text:p>
      <text:p text:style-name="P16">1268;Antigua y Barbuda</text:p>
      <text:p text:style-name="P16">966;Arabia Saudita</text:p>
      <text:p text:style-name="P16">213;Argelia</text:p>
      <text:p text:style-name="P16">54;Argentina</text:p>
      <text:p text:style-name="Standard"/>
      <text:p text:style-name="Standard">tllama.tab:</text:p>
      <text:p text:style-name="P16">DISCADO DIRECTO INTERNACIONAL;DDI</text:p>
      <text:p text:style-name="P16">DISCADO DIRECTO NACIONAL;DDN</text:p>
      <text:p text:style-name="P16">LOCAL;LOC</text:p>
      <text:p text:style-name="P16"/>
      <text:p text:style-name="Standard">umbrales.tab:</text:p>
      <text:p text:style-name="P16">1;11;43432211;DDI;;0;Inactivo</text:p>
      <text:p text:style-name="P16">2;3572;340340;DDN;11;111;Activo</text:p>
      <text:p text:style-name="P16">3;11;49991150;DDI;27;150;Activo</text:p>
      <text:p text:style-name="P16">4;220;4846562;DDN;;0;Inactivo</text:p>
      <text:p text:style-name="P16">5;11;32240200;DDI;81;150;Activo</text:p>
      <text:p text:style-name="P16">6;221;4234563;LOC;221;0;Inactivo</text:p>
      <text:p text:style-name="P16">7;11;32240200;DDI;229;150;Activo</text:p>
      <text:p text:style-name="P16">8;11;32240200;DDI;34;150;Activo</text:p>
      <text:p text:style-name="P16">9;3572;350340;DDN;11;111;Activo</text:p>
      <text:p text:style-name="P16">10;230;4846565;DDN;236;333;Inactivo</text:p>
      <text:p text:style-name="Standard"/>
      <text:p text:style-name="P6"/>
      <text:list xml:id="list454511779" text:continue-numbering="true" text:style-name="L2">
        <text:list-item>
          <text:p text:style-name="P49">Ejecute AFRAINIC y permita que el demonio arranque. Imprima el log de AFRAINIC</text:p>
        </text:list-item>
      </text:list>
      <text:p text:style-name="P16">13/10/15 15:56---ubuntu---AFRAINIC---INFO---Directorio de Configuración: /home/ubuntu/Documents/sisop/grupo5/conf <text:s/>AFRAINST.conf </text:p>
      <text:p text:style-name="P16">AFRAINST.log </text:p>
      <text:p text:style-name="P16">13/10/15 15:56---ubuntu---AFRAINIC---INFO---Directorio de Ejecutables: /home/ubuntu/Documents/sisop/grupo5/bin <text:s/>AFRAINIC.sh </text:p>
      <text:p text:style-name="P16">AFRALIST.pl </text:p>
      <text:p text:style-name="P16">AFRARECI.sh </text:p>
      <text:p text:style-name="P16">AFRAUMBR.sh </text:p>
      <text:p text:style-name="P16">ARRANCAR.sh </text:p>
      <text:p text:style-name="P16">DETENER.sh </text:p>
      <text:p text:style-name="P16">GRALOG.sh </text:p>
      <text:p text:style-name="P16">MOVERA.sh </text:p>
      <text:p text:style-name="P16">13/10/15 15:56---ubuntu---AFRAINIC---INFO---Directorio de Maestros y Tablas: /home/ubuntu/Documents/sisop/grupo5/mae <text:s/>agentes.mae </text:p>
      <text:p text:style-name="P16">CdA.mae </text:p>
      <text:p text:style-name="P16">CdC.mae </text:p>
      <text:p text:style-name="P16">CdP.mae </text:p>
      <text:p text:style-name="P16">tllama.tab </text:p>
      <text:p text:style-name="P16">umbrales.tab </text:p>
      <text:p text:style-name="P16">13/10/15 15:56---ubuntu---AFRAINIC---INFO---Directorio de Archivos de Log: /home/ubuntu/Documents/sisop/grupo5/log <text:s/>AFRAINIC.log </text:p>
      <text:p text:style-name="P16">13/10/15 15:56---ubuntu---AFRAINIC---INFO---Directorio de recepcion de archivos de llamamdas: /home/ubuntu/Documents/sisop/grupo5/novedades </text:p>
      <text:p text:style-name="P16">13/10/15 15:56---ubuntu---AFRAINIC---INFO---Directorio de Archivos de llamadas Aceptados: /home/ubuntu/Documents/sisop/grupo5/aceptadas </text:p>
      <text:p text:style-name="P16">13/10/15 15:56---ubuntu---AFRAINIC---INFO---Directorio de Archivos de llamadas Sospechosas: /home/ubuntu/Documents/sisop/grupo5/sospechosas </text:p>
      <text:p text:style-name="P16">13/10/15 15:56---ubuntu---AFRAINIC---INFO---Directorio de Archivos de Reportes de llamadas: /home/ubuntu/Documents/sisop/grupo5/reportes </text:p>
      <text:p text:style-name="P16">13/10/15 15:56---ubuntu---AFRAINIC---INFO---Directorio de Archivos Rechazados: /home/ubuntu/Documents/sisop/grupo5/rechazados </text:p>
      <text:p text:style-name="P16">13/10/15 15:56---ubuntu---AFRAINIC---INFO---Estado de Sistema: INICIALIZADO </text:p>
      <text:p text:style-name="P16">13/10/15 15:56---ubuntu---AFRAINIC---INFO---¿Desea efectuar la activación de AFRARECI? Si – No </text:p>
      <text:p text:style-name="P16">13/10/15 15:56---ubuntu---AFRAINIC---INFO---Si </text:p>
      <text:p text:style-name="P16">13/10/15 15:56---ubuntu---AFRAINIC---INFO---AFRARECI corriendo bajo el no.: 4517</text:p>
      <text:list xml:id="list1342419988" text:continue-numbering="true" text:style-name="L2">
        <text:list-item>
          <text:p text:style-name="P49">Tome dos archivos de llamadas que tengan nombres aceptables y deposítelos en /novedades</text:p>
        </text:list-item>
        <text:list-item>
          <text:p text:style-name="P45">Espere</text:p>
        </text:list-item>
        <text:list-item>
          <text:p text:style-name="P45">Imprima el log de AFRARECI y los primeros 10 registros de cada uno de los archivos aceptados.</text:p>
        </text:list-item>
      </text:list>
      <text:p text:style-name="P16">13/10/15 15:56---ubuntu---AFRARECI---INFO---Inicio AFRARECI </text:p>
      <text:p text:style-name="P16">13/10/15 15:56---ubuntu---AFRARECI---INFO---Ambiente <text:s/>inicializado </text:p>
      <text:p text:style-name="P16">13/10/15 15:56---ubuntu---AFRARECI---INFO---Comienzo de Ejecucion </text:p>
      <text:p text:style-name="P16">13/10/15 15:56---ubuntu---AFRARECI---INFO---AFRARECI ciclo Nro:1 </text:p>
      <text:p text:style-name="P16">13/10/15 15:56---ubuntu---AFRARECI---INFO---Fin ciclo Nro:1 </text:p>
      <text:p text:style-name="P16">13/10/15 15:56---ubuntu---AFRARECI---INFO---AFRARECI ciclo Nro:2 </text:p>
      <text:p text:style-name="P16">13/10/15 15:56---ubuntu---AFRARECI---INFO---Fin ciclo Nro:2 </text:p>
      <text:p text:style-name="P16">13/10/15 15:57---ubuntu---AFRARECI---INFO---AFRARECI ciclo Nro:3 </text:p>
      <text:p text:style-name="P16">13/10/15 15:57---ubuntu---AFRARECI---INFO---Cantidad de archivos nuevos en /home/ubuntu/Documents/sisop/grupo5/novedades: 2 </text:p>
      <text:p text:style-name="P16">13/10/15 15:57---ubuntu---AFRARECI---INFO---Archivos a validar encontrados en novedades </text:p>
      <text:p text:style-name="P16">13/10/15 15:57---ubuntu---AFRARECI---INFO---Formato de nombre de archivo completo </text:p>
      <text:p text:style-name="P16">13/10/15 15:57---ubuntu---AFRARECI---INFO---Central valida BEL </text:p>
      <text:p text:style-name="P16">13/10/15 15:57---ubuntu---AFRARECI---INFO---Fecha valida </text:p>
      <text:p text:style-name="P16">13/10/15 15:57---ubuntu---AFRARECI---INFO---Fecha no supera la de hoy </text:p>
      <text:p text:style-name="P16">13/10/15 15:57---ubuntu---AFRARECI---INFO---Fecha es menor a 1 anio de antigüedad </text:p>
      <text:p text:style-name="P16">13/10/15 15:57---ubuntu---AFRARECI---INFO---Fecha correcta para procesar hoy </text:p>
      <text:p text:style-name="P16">13/10/15 15:57---ubuntu---AFRARECI---INFO---Nombre de archivo valido </text:p>
      <text:p text:style-name="P16">13/10/15 15:57---ubuntu---AFRARECI---INFO---El archivo es de texto y no esta vacio </text:p>
      <text:p text:style-name="P16">13/10/15 15:57---ubuntu---AFRARECI---INFO---Archivo valido movido: BEL_20150703 </text:p>
      <text:p text:style-name="P16">13/10/15 15:57---ubuntu---AFRARECI---INFO---Formato de nombre de archivo completo </text:p>
      <text:p text:style-name="P16">13/10/15 15:57---ubuntu---AFRARECI---INFO---Central valida COS </text:p>
      <text:p text:style-name="P16">13/10/15 15:57---ubuntu---AFRARECI---INFO---Fecha valida </text:p>
      <text:p text:style-name="P16">13/10/15 15:57---ubuntu---AFRARECI---INFO---Fecha no supera la de hoy </text:p>
      <text:p text:style-name="P16">13/10/15 15:57---ubuntu---AFRARECI---INFO---Fecha es menor a 1 anio de antigüedad </text:p>
      <text:p text:style-name="P16">13/10/15 15:57---ubuntu---AFRARECI---INFO---Fecha correcta para procesar hoy </text:p>
      <text:p text:style-name="P16">13/10/15 15:57---ubuntu---AFRARECI---INFO---Nombre de archivo valido </text:p>
      <text:p text:style-name="P16">13/10/15 15:57---ubuntu---AFRARECI---INFO---El archivo es de texto y no esta vacio </text:p>
      <text:p text:style-name="P16">13/10/15 15:57---ubuntu---AFRARECI---INFO---Archivo valido movido: COS_20150703 </text:p>
      <text:p text:style-name="P16">13/10/15 15:57---ubuntu---AFRARECI---INFO---Fin ciclo Nro:3 </text:p>
      <text:p text:style-name="P16">13/10/15 15:57---ubuntu---AFRARECI---INFO---AFRARECI ciclo Nro:4 </text:p>
      <text:p text:style-name="P16">13/10/15 15:57---ubuntu---AFRARECI---INFO---Cantidad de archivos nuevos en /home/ubuntu/Documents/sisop/grupo5/aceptadas: 2 </text:p>
      <text:p text:style-name="P16">13/10/15 15:57---ubuntu---AFRARECI---INFO---Inicio ejecucion del proceso AFRAUMBR </text:p>
      <text:p text:style-name="P16">13/10/15 15:57---ubuntu---AFRARECI---INFO---AFRAUMBR corriendo bajo el no.: 4905 </text:p>
      <text:p text:style-name="P16">13/10/15 15:57---ubuntu---AFRARECI---INFO---Fin ciclo Nro:4 </text:p>
      <text:p text:style-name="P16">13/10/15 15:57---ubuntu---AFRARECI---INFO---AFRARECI ciclo Nro:5 </text:p>
      <text:p text:style-name="P16">13/10/15 15:57---ubuntu---AFRARECI---INFO---Cantidad de archivos nuevos en /home/ubuntu/Documents/sisop/grupo5/aceptadas: 1 </text:p>
      <text:p text:style-name="P16">13/10/15 15:57---ubuntu---AFRARECI---INFO---Invocación de AFRAUMBR pospuesta para el siguiente ciclo. </text:p>
      <text:p text:style-name="P16">13/10/15 15:57---ubuntu---AFRARECI---INFO---Fin ciclo Nro:5 </text:p>
      <text:p text:style-name="P16"><text:soft-page-break/>13/10/15 15:57---ubuntu---AFRARECI---INFO---AFRARECI ciclo Nro:6 </text:p>
      <text:p text:style-name="P16">13/10/15 15:57---ubuntu---AFRARECI---INFO---Cantidad de archivos nuevos en /home/ubuntu/Documents/sisop/grupo5/aceptadas: 1 </text:p>
      <text:p text:style-name="P16">13/10/15 15:57---ubuntu---AFRARECI---INFO---Invocación de AFRAUMBR pospuesta para el siguiente ciclo. </text:p>
      <text:p text:style-name="P16">13/10/15 15:57---ubuntu---AFRARECI---INFO---Fin ciclo Nro:6 </text:p>
      <text:p text:style-name="P16">13/10/15 15:57---ubuntu---AFRARECI---INFO---AFRARECI ciclo Nro:7 </text:p>
      <text:p text:style-name="P16">13/10/15 15:57---ubuntu---AFRARECI---INFO---Fin ciclo Nro:7 </text:p>
      <text:p text:style-name="P16">13/10/15 15:57---ubuntu---AFRARECI---INFO---AFRARECI ciclo Nro:8 </text:p>
      <text:p text:style-name="P16">13/10/15 15:57---ubuntu---AFRARECI---INFO---Fin ciclo Nro:8 </text:p>
      <text:p text:style-name="P16">13/10/15 15:57---ubuntu---AFRARECI---INFO---AFRARECI ciclo Nro:9 </text:p>
      <text:p text:style-name="P16">13/10/15 15:57---ubuntu---AFRARECI---INFO---Fin ciclo Nro:9 </text:p>
      <text:p text:style-name="P16">13/10/15 15:57---ubuntu---AFRARECI---INFO---AFRARECI ciclo Nro:10 </text:p>
      <text:p text:style-name="P16">13/10/15 15:57---ubuntu---AFRARECI---INFO---Fin ciclo Nro:10</text:p>
      <text:p text:style-name="P16"/>
      <text:p text:style-name="P24">BEL_20150703</text:p>
      <text:p text:style-name="P16">SIGNORIJAVIER;03/07/2015 01:02:16p.m.;27;11;31390136;;11;48029330 </text:p>
      <text:p text:style-name="P16">FERREYRAPAULA;03/07/2015 01:03:56p.m.;0;11;46081035;;11;48029303 </text:p>
      <text:p text:style-name="P16">GAZZANICOLAS;03/07/2015 01:04:06p.m.;0;11;30010112;;11;48029303 </text:p>
      <text:p text:style-name="P16">PALTRINIERICECILIA;03/07/2015 01:06:16p.m.;87;11;31420139;;11;48029390 </text:p>
      <text:p text:style-name="P16">CAMPOSMILTON;03/07/2015 01:07:43p.m.;0;11;47221057;;11;48030212 </text:p>
      <text:p text:style-name="P16">CARROPABLO;03/07/2015 01:09:15p.m.;91;11;32130158;;11;48030303 </text:p>
      <text:p text:style-name="P16">LOPEZ BAIOBRENDA;03/07/2015 01:10:14p.m.;14;11;41037700;;11;48036594 </text:p>
      <text:p text:style-name="P16">ZUDAIREMARTIN;03/07/2015 01:10:15p.m.;0;11;30370120;;11;48039202 </text:p>
      <text:p text:style-name="P16">BESADAGUILLERMO;03/07/2015 01:10:59p.m.;0;11;31540143;;11;48046376 </text:p>
      <text:p text:style-name="P16">HUGUETJUAN;03/07/2015 01:11:32p.m.;110;11;30320118;;11;48050003</text:p>
      <text:p text:style-name="P16"/>
      <text:p text:style-name="P23">COS_20150703</text:p>
      <text:p text:style-name="P16">GRIFFOJULIO;03/07/2015 10:41:19a.m.;0;11;42020905;;11;47463015 </text:p>
      <text:p text:style-name="P16">WAITOLLERMARIO;03/07/2015 10:41:54a.m.;82;11;30540122;;11;47463097 </text:p>
      <text:p text:style-name="P16">DANIELANISMAEL;03/07/2015 10:42:43a.m.;49;11;45881031;;11;47463064 </text:p>
      <text:p text:style-name="P16">ESTERSONIGNACIO;03/07/2015 10:43:24a.m.;42;11;32040156;;11;47463057 </text:p>
      <text:p text:style-name="P16">RODRIGUEZMANUEL;03/07/2015 10:43:26a.m.;0;11;43900956;;11;47463015 </text:p>
      <text:p text:style-name="P16">BOERRGENOVEVA;03/07/2015 10:45:18a.m.;0;11;41280808;;11;47471206 </text:p>
      <text:p text:style-name="P16">BONINOMABEL;03/07/2015 10:46:23a.m.;166;11;49641144;;11;47472144 </text:p>
      <text:p text:style-name="P16">MARTINOLUCIANO;03/07/2015 10:47:22a.m.;0;11;30350119;;11;47472357 </text:p>
      <text:p text:style-name="P16">WAITOLLERMARIO;03/07/2015 10:48:15a.m.;0;11;30540122;;11;47476335 </text:p>
      <text:p text:style-name="P16">WALDMANLEONARDO;03/07/2015 10:49:27a.m.;0;11;30250117;;11;47477467</text:p>
      <text:p text:style-name="P36"/>
      <text:list xml:id="list1328861652" text:continue-numbering="true" text:style-name="L2">
        <text:list-item>
          <text:p text:style-name="P45">Imprima el log de AFRAUMBR y los primeros 10 registros de cada uno de los archivos validados</text:p>
        </text:list-item>
      </text:list>
      <text:p text:style-name="Standard">Log de AFRAUMBR</text:p>
      <text:p text:style-name="P16">13/10/15 15:57---ubuntu---AFRAUMBR---INFO---Inicio DE AFRAUMBR </text:p>
      <text:p text:style-name="P16">13/10/15 15:57---ubuntu---AFRAUMBR---INFO---Cantidad de archivos a procesar: 2 </text:p>
      <text:p text:style-name="P16">13/10/15 15:57---ubuntu---AFRAUMBR---INFO---Archivo a procesar: BEL_20150703 </text:p>
      <text:p text:style-name="P16">13/10/15 15:57---ubuntu---AFRAUMBR---INFO--- </text:p>
      <text:p text:style-name="P16"><text:tab/>Cantidad de llamadas = 100: Rechazadas 0 , Con umbral = 45 , Sin umbral = 55 </text:p>
      <text:p text:style-name="P16"><text:tab/>Cantidad de llamadas sospechosas 5 , no sospechosas 40 </text:p>
      <text:p text:style-name="P16"><text:tab/> </text:p>
      <text:p text:style-name="P16">13/10/15 15:57---ubuntu---AFRAUMBR---INFO---Archivo a procesar: COS_20150703 </text:p>
      <text:p text:style-name="P16">13/10/15 15:57---ubuntu---AFRAUMBR---INFO--- </text:p>
      <text:p text:style-name="P16"><text:tab/>Cantidad de llamadas = 192: Rechazadas 0 , Con umbral = 81 , Sin umbral = 111 </text:p>
      <text:p text:style-name="P16"><text:tab/>Cantidad de llamadas sospechosas 2 , no sospechosas 79 </text:p>
      <text:p text:style-name="P16"><text:tab/> </text:p>
      <text:p text:style-name="P16">13/10/15 15:57---ubuntu---AFRAUMBR---INFO---Cantidad de archivos procesados: 2 </text:p>
      <text:p text:style-name="P16">13/10/15 15:57---ubuntu---AFRAUMBR---INFO---Cantidad de archivos rechazados: 0 </text:p>
      <text:p text:style-name="P16">13/10/15 15:57---ubuntu---AFRAUMBR---INFO---Fin de AFRAUMBR</text:p>
      <text:p text:style-name="P16"/>
      <text:p text:style-name="P16">Archivo de llamada sospechosas generado: GIF_201507</text:p>
      <text:p text:style-name="P16">BEL;BESADAGUILLERMO;87;LOC;03/07/2015 01:33:11p.m.;81;11;31540143;;11;48118766;BEL_20150703 </text:p>
      <text:p text:style-name="P16">COS;ESTERSONIGNACIO;92;LOC;03/07/2015 11:38:24a.m.;401;11;32040156;;11;47743721;COS_20150703 </text:p>
      <text:p text:style-name="P16">COS;BESADAGUILLERMO;87;LOC;03/07/2015 12:51:41p.m.;111;11;31540143;;11;47974326;COS_20150703</text:p>
      <text:p text:style-name="P16"/>
      <text:p text:style-name="P16">Archivo de llamada sospechosas generado: LJ4_201507</text:p>
      <text:p text:style-name="P16">BEL;SIGNORIJAVIER;85;LOC;03/07/2015 01:02:16p.m.;27;11;31390136;;11;48029330;BEL_20150703 </text:p>
      <text:p text:style-name="P16">BEL;SIGNORIJAVIER;86;LOC;03/07/2015 01:12:26p.m.;48;11;31490141;;11;48064508;BEL_20150703 </text:p>
      <text:p text:style-name="P16">BEL;PEREZJORGE;89;LOC;03/07/2015 01:22:49p.m.;82;11;31680147;;11;48093290;BEL_20150703 </text:p>
      <text:p text:style-name="P16">BEL;SIGNORIJAVIER;93;LOC;03/07/2015 01:34:09p.m.;109;11;32080157;;11;48118794;BEL_20150703</text:p>
      <text:p text:style-name="P36"/>
      <text:list xml:id="list387973339" text:continue-numbering="true" text:style-name="L2">
        <text:list-item>
          <text:p text:style-name="P45">Ejecute AFRALIST con la opción de ayuda</text:p>
        </text:list-item>
      </text:list>
      <text:p text:style-name="P16">$ bin/AFRALIST.pl -h </text:p>
      <text:p text:style-name="P16">Bienvenido al sistema de informes de SisPro. </text:p>
      <text:p text:style-name="P16">Para realizar una consulta ingrese AFRALIST.pl -r </text:p>
      <text:p text:style-name="P16">- La consulta se realizara sobre los archivos de llamadas sospechosas o sobre archivos generados anteriormente por este comando. </text:p>
      <text:p text:style-name="P16">- Si asi lo desea podra guardar la salida de la consulta en un archivo agregando -w como parametro del comando </text:p>
      <text:p text:style-name="P16">- Los cuales, mediante el menu, podra filtrar por oficina o por aniomes de llamada o podra seleccionar todos. </text:p>
      <text:p text:style-name="P16"><text:s/>- En el menu siguiente podra filtrar los archivos segun sus registros (centrales, agentes, etc). </text:p>
      <text:p text:style-name="P16"/>
      <text:p text:style-name="P16">Para realizar una estadistica ingrese AFRALIST.pl -s </text:p>
      <text:p text:style-name="P16">- La estadistica se realizara sobre los archivos de llamadas sospechosas. </text:p>
      <text:p text:style-name="P16">- Al igual que en consulta, si agrega el parametro -w se guardan los datos en un archivo, pero se le pedira el nombre que desea para el mismo. </text:p>
      <text:p text:style-name="P16">- Podra filtrar los archivos por fecha, por rango de fechas o podra seleccionar todos. </text:p>
      <text:p text:style-name="P16">- Luego podra ver rankings de llamadas sospechosas segun diferentes parametros(segun centrales, segun oficinas, etc). </text:p>
      <text:list xml:id="list677971023" text:continue-numbering="true" text:style-name="L2">
        <text:list-item>
          <text:p text:style-name="P45">Ejecute AFRALIST con la opción de consulta y filtre por oficina, grabando el reporte en un archivo</text:p>
        </text:list-item>
      </text:list>
      <text:p text:style-name="P16">$ bin/AFRALIST.pl -r -w </text:p>
      <text:p text:style-name="P16">Sobre que tipo de archivos desea realizar consultas? </text:p>
      <text:p text:style-name="P16">1-Llamas sospechosas </text:p>
      <text:p text:style-name="P16">2-Consultas previas </text:p>
      <text:p text:style-name="P16">1 </text:p>
      <text:p text:style-name="P16">Ingrese el filtro de archivos(OFICINA_AAAAMM) </text:p>
      <text:p text:style-name="P16">* significa todos(ej: *_AAAAMM- Todos las oficinas de cierto anio mes) </text:p>
      <text:p text:style-name="P16">GIF_* </text:p>
      <text:p text:style-name="P16">Desea agregar mas archivos? </text:p>
      <text:p text:style-name="P16">1 - SI </text:p>
      <text:p text:style-name="P16">2 - NO </text:p>
      <text:p text:style-name="P16">2 </text:p>
      <text:p text:style-name="P16">Se han usado los datos de 1 archivos </text:p>
      <text:p text:style-name="P16">filtroRegistros </text:p>
      <text:p text:style-name="P16">Indique informacion que desea </text:p>
      <text:p text:style-name="P16">1- Sobre centrales </text:p>
      <text:p text:style-name="P16">2- Sobre agente </text:p>
      <text:p text:style-name="P16">3- Sobre umbral </text:p>
      <text:p text:style-name="P16">4- Tipo de llamada </text:p>
      <text:p text:style-name="P16">5- Tiempo de llamada </text:p>
      <text:p text:style-name="P16">6- Numero de area (area + numeo de linea) </text:p>
      <text:p text:style-name="P16">0- terminar de agregar filtros </text:p>
      <text:p text:style-name="P16">1 </text:p>
      <text:p text:style-name="P16">Ingrese el central(si quiere todas ingrese *) </text:p>
      <text:p text:style-name="P16">* </text:p>
      <text:p text:style-name="P16"><text:soft-page-break/>Todas las centrales </text:p>
      <text:p text:style-name="P16">Indique informacion que desea </text:p>
      <text:p text:style-name="P16">1- Sobre centrales </text:p>
      <text:p text:style-name="P16">2- Sobre agente </text:p>
      <text:p text:style-name="P16">3- Sobre umbral </text:p>
      <text:p text:style-name="P16">4- Tipo de llamada </text:p>
      <text:p text:style-name="P16">5- Tiempo de llamada </text:p>
      <text:p text:style-name="P16">6- Numero de area (area + numeo de linea) </text:p>
      <text:p text:style-name="P16">0- terminar de agregar filtros </text:p>
      <text:p text:style-name="P16">0 </text:p>
      <text:p text:style-name="P16"><text:s/>BEL;BESADAGUILLERMO;87;LOC;03/07/2015 01:33:11p.m.;81;11;31540143;;11;48118766;BEL_20150703 </text:p>
      <text:p text:style-name="P16">--------------------------------------------- </text:p>
      <text:p text:style-name="P16"><text:s/>COS;ESTERSONIGNACIO;92;LOC;03/07/2015 11:38:24a.m.;401;11;32040156;;11;47743721;COS_20150703 </text:p>
      <text:p text:style-name="P16">--------------------------------------------- </text:p>
      <text:p text:style-name="P16"><text:s/>COS;BESADAGUILLERMO;87;LOC;03/07/2015 12:51:41p.m.;111;11;31540143;;11;47974326;COS_20150703 </text:p>
      <text:p text:style-name="P16">--------------------------------------------- </text:p>
      <text:p text:style-name="P16">Desea realizar otra consulta ? </text:p>
      <text:p text:style-name="P16">1 - SI </text:p>
      <text:p text:style-name="P16">2 - NO </text:p>
      <text:p text:style-name="P16">no </text:p>
      <text:p text:style-name="P16">Desea realizar otra consulta ? </text:p>
      <text:p text:style-name="P16">1 - SI </text:p>
      <text:p text:style-name="P16">2 - NO </text:p>
      <text:p text:style-name="P16">2 </text:p>
      <text:list xml:id="list1051703087" text:continue-numbering="true" text:style-name="L2">
        <text:list-item>
          <text:p text:style-name="P45">Ejecute AFRALIST con la opción de estadística y filtre por periodo, grabando el reporte en un archivo</text:p>
        </text:list-item>
      </text:list>
      <text:p text:style-name="P16">$ bin/AFRALIST.pl -s -w </text:p>
      <text:p text:style-name="P16">Indique el nombre del archivo donde se guardar los datos </text:p>
      <text:p text:style-name="P16">estadisticas </text:p>
      <text:p text:style-name="P16">Nombre valido </text:p>
      <text:p text:style-name="P16">1- Filtrar por una fecha </text:p>
      <text:p text:style-name="P16">2- Filtrar por un rango de fechas </text:p>
      <text:p text:style-name="P16">3- Utilizar todos los archivos disponibles </text:p>
      <text:p text:style-name="P16">1 </text:p>
      <text:p text:style-name="P16">Ingrese la fecha (AAAAMM) </text:p>
      <text:p text:style-name="P16">201507 </text:p>
      <text:p text:style-name="P16">Quiere agregar mas archivos </text:p>
      <text:p text:style-name="P16">1 - SI </text:p>
      <text:p text:style-name="P16">2 - NO </text:p>
      <text:p text:style-name="P16">2 </text:p>
      <text:p text:style-name="P16">Se trabajara con 2 archivos </text:p>
      <text:p text:style-name="P16">1- Central con mas llamadas sospechosas </text:p>
      <text:p text:style-name="P16">2- agente con mas llamadas sospechosas </text:p>
      <text:p text:style-name="P16">3- oficina con mas llamadas sospechosas </text:p>
      <text:p text:style-name="P16">4- Destino con mas llamadas sospechosas </text:p>
      <text:p text:style-name="P16"><text:soft-page-break/>5- Ranking de umbrales </text:p>
      <text:p text:style-name="P16">1 </text:p>
      <text:p text:style-name="P16">1-Rankear por tiempo de conversacion </text:p>
      <text:p text:style-name="P16">2-Rankear por cantidad de llamadas </text:p>
      <text:p text:style-name="P16">1 </text:p>
      <text:p text:style-name="P16"><text:s/></text:p>
      <text:p text:style-name="P16">1-Para mostrar ranking </text:p>
      <text:p text:style-name="P16">2-Para mostrar el mayor </text:p>
      <text:p text:style-name="P16">1 </text:p>
      <text:p text:style-name="P16">512 ; COS;Costanera </text:p>
      <text:p text:style-name="P16">347 ; BEL;Belgrano </text:p>
      <text:p text:style-name="P16">Desea realizar otra consulta sobre el set de datos? </text:p>
      <text:p text:style-name="P16">1 - SI </text:p>
      <text:p text:style-name="P16">2 - NO </text:p>
      <text:p text:style-name="P16">2 </text:p>
      <text:p text:style-name="P16">Desea realizar otra consulta ? </text:p>
      <text:p text:style-name="P16">1 - SI </text:p>
      <text:p text:style-name="P16">2 - NO </text:p>
      <text:p text:style-name="P16">2 </text:p>
      <text:p text:style-name="P16"/>
      <text:list xml:id="list1621210173" text:continue-numbering="true" text:style-name="L2">
        <text:list-item>
          <text:p text:style-name="P45">Imprima las invocaciones y los distintos resultados obtenidos </text:p>
        </text:list-item>
      </text:list>
      <text:p text:style-name="P18">Archivo <text:span text:style-name="T3">estadisticas</text:span></text:p>
      <text:p text:style-name="P16">Archivo de estadistica </text:p>
      <text:p text:style-name="P16">LLAMADAS SOSPECHOSAS DE CENTRALES </text:p>
      <text:p text:style-name="P16">512 ; COS;Costanera </text:p>
      <text:p text:style-name="P16">347 ; BEL;Belgrano </text:p>
      <text:p text:style-name="P16"/>
      <text:p text:style-name="P25">Archivo subllamadas.000</text:p>
      <text:p text:style-name="P16">BEL;BESADAGUILLERMO;87;LOC;03/07/2015 01:33:11p.m.;81;11;31540143;;11;48118766;BEL_20150703 </text:p>
      <text:p text:style-name="P16">COS;ESTERSONIGNACIO;92;LOC;03/07/2015 11:38:24a.m.;401;11;32040156;;11;47743721;COS_20150703 </text:p>
      <text:p text:style-name="P16">COS;BESADAGUILLERMO;87;LOC;03/07/2015 12:51:41p.m.;111;11;31540143;;11;47974326;COS_20150703</text:p>
      <text:h text:style-name="P35" text:outline-level="1"><text:bookmark-start text:name="__RefHeading___Toc1406_1428414372"/>Apéndice<text:bookmark-end text:name="__RefHeading___Toc1406_1428414372"/></text:h>
      <text:p text:style-name="Standard">A continuación se mostrará el enunciado del presente trabajo práctic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ARIAL" svg:font-family="ARIAL" style:font-family-generic="swis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onotype Corsiva" svg:font-family="'Monotype Corsiv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s" fo:country="AR" style:letter-kerning="true" style:font-size-asian="10pt" style:language-asian="es" style:country-asian="A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0pt" fo:language="es" fo:country="AR" style:letter-kerning="true" style:font-name-asian="Times New Roman1" style:font-size-asian="10pt" style:language-asian="es" style:country-asian="A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0693in" fo:text-align="start" style:justify-single-word="false" fo:orphans="2" fo:widows="2" style:writing-mode="lr-tb"/>
      <style:text-properties style:font-name="Arial" fo:language="es" fo:country="ES" style:language-asian="es" style:country-asian="ES"/>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default-outline-level="" style:class="text">
      <style:paragraph-properties loext:contextual-spacing="false" fo:margin-top="0.0835in" fo:margin-bottom="0.0693in" fo:text-align="justify" style:justify-single-word="false"/>
      <style:text-properties fo:font-size="16pt" fo:language="es" fo:country="MX" fo:font-weight="bold" style:font-name-asian="MS Mincho" style:font-size-asian="16pt" style:font-weight-asian="bold"/>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list-style-name="" style:class="text">
      <style:paragraph-properties loext:contextual-spacing="false" fo:margin-top="0.0835in" fo:margin-bottom="0.0693in"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list-style-name="" style:class="text">
      <style:paragraph-properties loext:contextual-spacing="false" fo:margin-top="0.0835in" fo:margin-bottom="0.0693in" fo:keep-with-next="always"/>
      <style:text-properties fo:font-size="12pt" fo:font-style="normal" fo:font-weight="bold" style:font-size-asian="12pt" style:font-style-asian="normal" style:font-weight-asian="bold" style:font-style-complex="normal"/>
    </style:style>
    <style:style style:name="Heading_20_3" style:display-name="Heading 3" style:family="paragraph" style:parent-style-name="Standard" style:next-style-name="Standard" style:default-outline-level="3" style:list-style-name="" style:class="text">
      <style:paragraph-properties loext:contextual-spacing="false" fo:margin-top="0.1665in" fo:margin-bottom="0.0417in" fo:keep-with-next="always"/>
      <style:text-properties fo:font-size="12pt" style:font-size-asian="12pt"/>
    </style:style>
    <style:style style:name="Heading_20_4" style:display-name="Heading 4" style:family="paragraph" style:parent-style-name="Standard" style:next-style-name="Standard" style:default-outline-level="4" style:list-style-name="" style:class="text">
      <style:paragraph-properties loext:contextual-spacing="false" fo:margin-top="0.0835in" fo:margin-bottom="0.0693in" fo:keep-with-next="always"/>
      <style:text-properties style:font-name="Calibri"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keep-with-next="always"/>
      <style:text-properties style:font-name="Times New Roman" fo:font-size="8pt" fo:font-style="italic" fo:font-weight="bold" style:font-size-asian="8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font-weight="bold" style:font-weight-asian="bold" style:font-weight-complex="bold"/>
    </style:style>
    <style:style style:name="Heading_20_7" style:display-name="Heading 7" style:family="paragraph" style:parent-style-name="Standard" style:next-style-name="Standard" style:default-outline-level="7" style:list-style-name="" style:class="text">
      <style:paragraph-properties fo:text-align="center" style:justify-single-word="false" fo:keep-with-next="always"/>
      <style:text-properties fo:font-size="28pt" fo:font-weight="bold" style:font-size-asian="28pt" style:font-weight-asian="bold" style:font-weight-complex="bold"/>
    </style:style>
    <style:style style:name="Heading_20_8" style:display-name="Heading 8" style:family="paragraph" style:parent-style-name="Standard" style:next-style-name="Standard" style:default-outline-level="8" style:list-style-name="" style:class="text">
      <style:paragraph-properties fo:text-align="center" style:justify-single-word="false" fo:keep-with-next="always"/>
      <style:text-properties fo:font-size="14pt" style:font-size-asian="14pt"/>
    </style:style>
    <style:style style:name="Heading_20_9" style:display-name="Heading 9" style:family="paragraph" style:parent-style-name="Standard" style:next-style-name="Standard" style:default-outline-level="9" style:list-style-name="" style:class="text">
      <style:paragraph-properties fo:text-align="justify" style:justify-single-word="false" fo:keep-with-next="always"/>
      <style:text-properties fo:language="es" fo:country="MX" fo:font-weight="bold" style:font-weight-asian="bold" style:font-weight-complex="bold"/>
    </style:style>
    <style:style style:name="Header" style:family="paragraph" style:parent-style-name="Standard" style:default-outline-level=""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style:default-outline-level="" style:class="extra">
      <style:paragraph-properties>
        <style:tab-stops>
          <style:tab-stop style:position="3.0689in" style:type="center"/>
          <style:tab-stop style:position="6.1374in" style:type="right"/>
        </style:tab-stops>
      </style:paragraph-properties>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style:style>
    <style:style style:name="Text_20_body_20_indent" style:display-name="Text body indent" style:family="paragraph" style:parent-style-name="Standard" style:default-outline-level="" style:class="text">
      <style:paragraph-properties fo:margin="100%" fo:margin-left="0.9835in" fo:margin-right="0in" fo:margin-top="0in" fo:margin-bottom="0in" fo:text-indent="0in" style:auto-text-indent="false"/>
      <style:text-properties fo:language="es" fo:country="MX"/>
    </style:style>
    <style:style style:name="Body_20_Text_20_Indent_20_2" style:display-name="Body Text Indent 2" style:family="paragraph" style:parent-style-name="Standard" style:default-outline-level="">
      <style:paragraph-properties fo:margin="100%" fo:margin-left="0.4917in" fo:margin-right="0in" fo:margin-top="0in" fo:margin-bottom="0in" fo:text-indent="0in" style:auto-text-indent="false"/>
    </style:style>
    <style:style style:name="Body_20_Text_20_Indent_20_3" style:display-name="Body Text Indent 3" style:family="paragraph" style:parent-style-name="Standard" style:default-outline-level="">
      <style:paragraph-properties fo:margin="100%" fo:margin-left="0.75in" fo:margin-right="0in" fo:margin-top="0in" fo:margin-bottom="0in" fo:text-indent="0in" style:auto-text-indent="false"/>
      <style:text-properties fo:font-size="8pt" style:font-size-asian="8pt"/>
    </style:style>
    <style:style style:name="Body_20_Text_20_2" style:display-name="Body Text 2" style:family="paragraph" style:parent-style-name="Standard" style:next-style-name="Standard" style:default-outline-level="">
      <style:paragraph-properties loext:contextual-spacing="false" fo:margin="100%" fo:margin-left="0.25in" fo:margin-right="0in" fo:margin-top="0.0835in" fo:margin-bottom="0.0693in" fo:text-indent="0in" style:auto-text-indent="false"/>
    </style:style>
    <style:style style:name="index_20_1" style:display-name="index 1" style:family="paragraph" style:parent-style-name="Standard" style:next-style-name="Standard" style:auto-update="true" style:default-outline-level="">
      <style:paragraph-properties fo:margin="100%" fo:margin-left="0.139in" fo:margin-right="0in" fo:margin-top="0in" fo:margin-bottom="0in" fo:text-indent="-0.139in" style:auto-text-indent="false"/>
    </style:style>
    <style:style style:name="index_20_2" style:display-name="index 2" style:family="paragraph" style:parent-style-name="Standard" style:next-style-name="Standard" style:auto-update="true" style:default-outline-level="">
      <style:paragraph-properties fo:margin="100%" fo:margin-left="0.278in" fo:margin-right="0in" fo:margin-top="0in" fo:margin-bottom="0in" fo:text-indent="-0.139in" style:auto-text-indent="false"/>
    </style:style>
    <style:style style:name="index_20_3" style:display-name="index 3" style:family="paragraph" style:parent-style-name="Standard" style:next-style-name="Standard" style:auto-update="true" style:default-outline-level="">
      <style:paragraph-properties fo:margin="100%" fo:margin-left="0.4165in" fo:margin-right="0in" fo:margin-top="0in" fo:margin-bottom="0in" fo:text-indent="-0.139in" style:auto-text-indent="false"/>
    </style:style>
    <style:style style:name="index_20_4" style:display-name="index 4" style:family="paragraph" style:parent-style-name="Standard" style:next-style-name="Standard" style:auto-update="true" style:default-outline-level="">
      <style:paragraph-properties fo:margin="100%" fo:margin-left="0.5555in" fo:margin-right="0in" fo:margin-top="0in" fo:margin-bottom="0in" fo:text-indent="-0.139in" style:auto-text-indent="false"/>
    </style:style>
    <style:style style:name="index_20_5" style:display-name="index 5" style:family="paragraph" style:parent-style-name="Standard" style:next-style-name="Standard" style:auto-update="true" style:default-outline-level="">
      <style:paragraph-properties fo:margin="100%" fo:margin-left="0.6945in" fo:margin-right="0in" fo:margin-top="0in" fo:margin-bottom="0in" fo:text-indent="-0.139in" style:auto-text-indent="false"/>
    </style:style>
    <style:style style:name="index_20_6" style:display-name="index 6" style:family="paragraph" style:parent-style-name="Standard" style:next-style-name="Standard" style:auto-update="true" style:default-outline-level="">
      <style:paragraph-properties fo:margin="100%" fo:margin-left="0.8335in" fo:margin-right="0in" fo:margin-top="0in" fo:margin-bottom="0in" fo:text-indent="-0.139in" style:auto-text-indent="false"/>
    </style:style>
    <style:style style:name="index_20_7" style:display-name="index 7" style:family="paragraph" style:parent-style-name="Standard" style:next-style-name="Standard" style:auto-update="true" style:default-outline-level="">
      <style:paragraph-properties fo:margin="100%" fo:margin-left="0.972in" fo:margin-right="0in" fo:margin-top="0in" fo:margin-bottom="0in" fo:text-indent="-0.139in" style:auto-text-indent="false"/>
    </style:style>
    <style:style style:name="index_20_8" style:display-name="index 8" style:family="paragraph" style:parent-style-name="Standard" style:next-style-name="Standard" style:auto-update="true" style:default-outline-level="">
      <style:paragraph-properties fo:margin="100%" fo:margin-left="1.111in" fo:margin-right="0in" fo:margin-top="0in" fo:margin-bottom="0in" fo:text-indent="-0.139in" style:auto-text-indent="false"/>
    </style:style>
    <style:style style:name="index_20_9" style:display-name="index 9" style:family="paragraph" style:parent-style-name="Standard" style:next-style-name="Standard" style:auto-update="true" style:default-outline-level="">
      <style:paragraph-properties fo:margin="100%" fo:margin-left="1.25in" fo:margin-right="0in" fo:margin-top="0in" fo:margin-bottom="0in" fo:text-indent="-0.139in" style:auto-text-indent="false"/>
    </style:style>
    <style:style style:name="index_20_heading" style:display-name="index heading" style:family="paragraph" style:parent-style-name="Standard" style:default-outline-level=""/>
    <style:style style:name="Contents_20_1" style:display-name="Contents 1" style:family="paragraph" style:parent-style-name="Standard" style:next-style-name="Standard" style:auto-update="true" style:default-outline-level="" style:class="index">
      <style:paragraph-properties>
        <style:tab-stops>
          <style:tab-stop style:position="6.2634in" style:type="right" style:leader-style="dotted" style:leader-text="."/>
        </style:tab-stops>
      </style:paragraph-properties>
      <style:text-properties fo:font-style="italic" fo:font-weight="bold" style:font-name-asian="MS Mincho" style:font-style-asian="italic" style:font-weight-asian="bold" style:font-name-complex="Arial2" style:font-style-complex="italic" style:font-weight-complex="bold"/>
    </style:style>
    <style:style style:name="Contents_20_2" style:display-name="Contents 2" style:family="paragraph" style:parent-style-name="Standard" style:next-style-name="Standard" style:auto-update="true" style:default-outline-level="" style:class="index">
      <style:paragraph-properties fo:margin="100%" fo:margin-left="0.139in" fo:margin-right="0in" fo:margin-top="0in" fo:margin-bottom="0in"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100%" fo:margin-left="0.278in" fo:margin-right="0in" fo:margin-top="0in" fo:margin-bottom="0in"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100%" fo:margin-left="0.4165in" fo:margin-right="0in" fo:margin-top="0in" fo:margin-bottom="0in"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100%" fo:margin-left="0.5555in" fo:margin-right="0in" fo:margin-top="0in" fo:margin-bottom="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100%" fo:margin-left="0.6945in" fo:margin-right="0in" fo:margin-top="0in" fo:margin-bottom="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100%" fo:margin-left="0.8335in" fo:margin-right="0in" fo:margin-top="0in" fo:margin-bottom="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100%" fo:margin-left="0.972in" fo:margin-right="0in" fo:margin-top="0in" fo:margin-bottom="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100%" fo:margin-left="1.111in" fo:margin-right="0in" fo:margin-top="0in" fo:margin-bottom="0in" fo:text-indent="0in" style:auto-text-indent="false"/>
    </style:style>
    <style:style style:name="Body_20_Text_20_3" style:display-name="Body Text 3" style:family="paragraph" style:parent-style-name="Standard" style:default-outline-level="">
      <style:paragraph-properties fo:text-align="justify" style:justify-single-word="false"/>
      <style:text-properties style:font-name="Courier New" fo:font-size="9pt" fo:language="es" fo:country="AR" fo:font-weight="bold" style:font-size-asian="9pt" style:font-weight-asian="bold" style:font-weight-complex="bold"/>
    </style:style>
    <style:style style:name="Plain_20_Text" style:display-name="Plain Text" style:family="paragraph" style:parent-style-name="Standard" style:default-outline-level="">
      <style:text-properties style:font-name="Courier New" style:font-name-complex="Tahoma1"/>
    </style:style>
    <style:style style:name="xl24" style:family="paragraph" style:parent-style-name="Standard" style:default-outline-level="">
      <style:paragraph-properties loext:contextual-spacing="false" fo:margin-top="0.0693in" fo:margin-bottom="0.0693in" fo:text-align="center" style:justify-single-word="false" fo:background-color="#ccffcc" fo:padding="0in" fo:border="0.51pt solid #00000a">
        <style:background-image/>
      </style:paragraph-properties>
      <style:text-properties style:font-name="Times New Roman" fo:font-size="12pt" style:font-size-asian="12pt" style:font-size-complex="12pt"/>
    </style:style>
    <style:style style:name="xl25" style:family="paragraph" style:parent-style-name="Standard" style:default-outline-level="">
      <style:paragraph-properties loext:contextual-spacing="false" fo:margin-top="0.0693in" fo:margin-bottom="0.0693in" fo:background-color="#ccffcc" fo:padding="0in" fo:border="0.51pt solid #00000a">
        <style:background-image/>
      </style:paragraph-properties>
      <style:text-properties style:font-name="Times New Roman" fo:font-size="12pt" style:font-size-asian="12pt" style:font-size-complex="12pt"/>
    </style:style>
    <style:style style:name="xl26" style:family="paragraph" style:parent-style-name="Standard" style:default-outline-level="">
      <style:paragraph-properties loext:contextual-spacing="false" fo:margin-top="0.0693in" fo:margin-bottom="0.0693in" fo:text-align="center" style:justify-single-word="false" fo:background-color="#ffff99" fo:padding="0in" fo:border="0.51pt solid #00000a">
        <style:background-image/>
      </style:paragraph-properties>
      <style:text-properties style:font-name="Times New Roman" fo:font-size="12pt" style:font-size-asian="12pt" style:font-size-complex="12pt"/>
    </style:style>
    <style:style style:name="xl27" style:family="paragraph" style:parent-style-name="Standard" style:default-outline-level="">
      <style:paragraph-properties loext:contextual-spacing="false" fo:margin-top="0.0693in" fo:margin-bottom="0.0693in" fo:background-color="#ffff99" fo:padding="0in" fo:border="0.51pt solid #00000a">
        <style:background-image/>
      </style:paragraph-properties>
      <style:text-properties style:font-name="Times New Roman" fo:font-size="12pt" style:font-size-asian="12pt" style:font-size-complex="12pt"/>
    </style:style>
    <style:style style:name="xl28" style:family="paragraph" style:parent-style-name="Standard" style:default-outline-level="">
      <style:paragraph-properties loext:contextual-spacing="false" fo:margin-top="0.0693in" fo:margin-bottom="0.0693in" fo:text-align="center" style:justify-single-word="false" fo:background-color="#ff99cc" fo:padding="0in" fo:border="0.51pt solid #00000a">
        <style:background-image/>
      </style:paragraph-properties>
      <style:text-properties style:font-name="Times New Roman" fo:font-size="12pt" style:font-size-asian="12pt" style:font-size-complex="12pt"/>
    </style:style>
    <style:style style:name="xl29" style:family="paragraph" style:parent-style-name="Standard" style:default-outline-level="">
      <style:paragraph-properties loext:contextual-spacing="false" fo:margin-top="0.0693in" fo:margin-bottom="0.0693in" fo:background-color="#ff99cc" fo:padding="0in" fo:border="0.51pt solid #00000a">
        <style:background-image/>
      </style:paragraph-properties>
      <style:text-properties style:font-name="Times New Roman" fo:font-size="12pt" style:font-size-asian="12pt" style:font-size-complex="12pt"/>
    </style:style>
    <style:style style:name="xl30" style:family="paragraph" style:parent-style-name="Standard" style:default-outline-level="">
      <style:paragraph-properties loext:contextual-spacing="false" fo:margin-top="0.0693in" fo:margin-bottom="0.0693in" fo:text-align="center" style:justify-single-word="false" fo:background-color="#ccffff" fo:padding="0in" fo:border="0.51pt solid #00000a">
        <style:background-image/>
      </style:paragraph-properties>
      <style:text-properties style:font-name="Times New Roman" fo:font-size="12pt" style:font-size-asian="12pt" style:font-size-complex="12pt"/>
    </style:style>
    <style:style style:name="xl31" style:family="paragraph" style:parent-style-name="Standard" style:default-outline-level="">
      <style:paragraph-properties loext:contextual-spacing="false" fo:margin-top="0.0693in" fo:margin-bottom="0.0693in" fo:background-color="#ccffff" fo:padding="0in" fo:border="0.51pt solid #00000a">
        <style:background-image/>
      </style:paragraph-properties>
      <style:text-properties style:font-name="Times New Roman" fo:font-size="12pt" style:font-size-asian="12pt" style:font-size-complex="12pt"/>
    </style:style>
    <style:style style:name="xl32" style:family="paragraph" style:parent-style-name="Standard" style:default-outline-level="">
      <style:paragraph-properties loext:contextual-spacing="false" fo:margin-top="0.0693in" fo:margin-bottom="0.0693in" fo:text-align="center" style:justify-single-word="false" fo:background-color="#ccffff" fo:padding="0in" fo:border="0.51pt solid #00000a">
        <style:background-image/>
      </style:paragraph-properties>
      <style:text-properties style:font-name="Times New Roman" fo:font-size="12pt" fo:font-style="italic" style:font-size-asian="12pt" style:font-style-asian="italic" style:font-size-complex="12pt" style:font-style-complex="italic"/>
    </style:style>
    <style:style style:name="xl33" style:family="paragraph" style:parent-style-name="Standard" style:default-outline-level="">
      <style:paragraph-properties loext:contextual-spacing="false" fo:margin-top="0.0693in" fo:margin-bottom="0.0693in" fo:background-color="#ccffff" fo:padding="0in" fo:border="0.51pt solid #00000a">
        <style:background-image/>
      </style:paragraph-properties>
      <style:text-properties style:font-name="Times New Roman" fo:font-size="12pt" fo:font-style="italic" style:font-size-asian="12pt" style:font-style-asian="italic" style:font-size-complex="12pt" style:font-style-complex="italic"/>
    </style:style>
    <style:style style:name="xl34" style:family="paragraph" style:parent-style-name="Standard" style:default-outline-level="">
      <style:paragraph-properties loext:contextual-spacing="false" fo:margin-top="0.0693in" fo:margin-bottom="0.0693in" fo:text-align="center" style:justify-single-word="false" fo:background-color="#ffffff" fo:padding="0in" fo:border="0.51pt solid #00000a">
        <style:background-image/>
      </style:paragraph-properties>
      <style:text-properties style:font-name="Times New Roman" fo:font-size="12pt" fo:font-style="italic" style:font-size-asian="12pt" style:font-style-asian="italic" style:font-size-complex="12pt" style:font-style-complex="italic"/>
    </style:style>
    <style:style style:name="xl35" style:family="paragraph" style:parent-style-name="Standard" style:default-outline-level="">
      <style:paragraph-properties loext:contextual-spacing="false" fo:margin-top="0.0693in" fo:margin-bottom="0.0693in" fo:text-align="center" style:justify-single-word="false" fo:background-color="#ffcc99" fo:padding="0in" fo:border="0.51pt solid #00000a">
        <style:background-image/>
      </style:paragraph-properties>
      <style:text-properties style:font-name="Times New Roman" fo:font-size="12pt" style:font-size-asian="12pt" style:font-size-complex="12pt"/>
    </style:style>
    <style:style style:name="xl36" style:family="paragraph" style:parent-style-name="Standard" style:default-outline-level="">
      <style:paragraph-properties loext:contextual-spacing="false" fo:margin-top="0.0693in" fo:margin-bottom="0.0693in" fo:background-color="#ffcc99" fo:padding="0in" fo:border="0.51pt solid #00000a">
        <style:background-image/>
      </style:paragraph-properties>
      <style:text-properties style:font-name="Times New Roman" fo:font-size="12pt" style:font-size-asian="12pt" style:font-size-complex="12pt"/>
    </style:style>
    <style:style style:name="xl37" style:family="paragraph" style:parent-style-name="Standard" style:default-outline-level="">
      <style:paragraph-properties loext:contextual-spacing="false" fo:margin-top="0.0693in" fo:margin-bottom="0.0693in" fo:text-align="center" style:justify-single-word="false" fo:background-color="#c0c0c0" fo:padding="0in" fo:border="0.51pt solid #00000a">
        <style:background-image/>
      </style:paragraph-properties>
      <style:text-properties style:font-name="Times New Roman" fo:font-size="12pt" fo:font-weight="bold" style:font-size-asian="12pt" style:font-weight-asian="bold" style:font-size-complex="12pt" style:font-weight-complex="bold"/>
    </style:style>
    <style:style style:name="xl38" style:family="paragraph" style:parent-style-name="Standard" style:default-outline-level="">
      <style:paragraph-properties loext:contextual-spacing="false" fo:margin-top="0.0693in" fo:margin-bottom="0.0693in" fo:background-color="#c0c0c0" fo:padding="0in" fo:border="0.51pt solid #00000a">
        <style:background-image/>
      </style:paragraph-properties>
      <style:text-properties style:font-name="Times New Roman" fo:font-size="12pt" fo:font-weight="bold" style:font-size-asian="12pt" style:font-weight-asian="bold" style:font-size-complex="12pt" style:font-weight-complex="bold"/>
    </style:style>
    <style:style style:name="xl39" style:family="paragraph" style:parent-style-name="Standard" style:default-outline-level="">
      <style:paragraph-properties loext:contextual-spacing="false" fo:margin-top="0.0693in" fo:margin-bottom="0.0693in" fo:text-align="center" style:justify-single-word="false" fo:background-color="#ff99cc" fo:padding="0in" fo:border-left="0.51pt solid #00000a" fo:border-right="0.51pt solid #00000a" fo:border-top="none" fo:border-bottom="0.51pt solid #00000a">
        <style:background-image/>
      </style:paragraph-properties>
      <style:text-properties style:font-name="Times New Roman" fo:font-size="12pt" style:font-size-asian="12pt" style:font-size-complex="12pt"/>
    </style:style>
    <style:style style:name="xl40" style:family="paragraph" style:parent-style-name="Standard" style:default-outline-level="">
      <style:paragraph-properties loext:contextual-spacing="false" fo:margin-top="0.0693in" fo:margin-bottom="0.0693in" fo:background-color="#ff99cc" fo:padding="0in" fo:border-left="0.51pt solid #00000a" fo:border-right="0.51pt solid #00000a" fo:border-top="none" fo:border-bottom="0.51pt solid #00000a">
        <style:background-image/>
      </style:paragraph-properties>
      <style:text-properties style:font-name="Times New Roman" fo:font-size="12pt" style:font-size-asian="12pt" style:font-size-complex="12pt"/>
    </style:style>
    <style:style style:name="xl41" style:family="paragraph" style:parent-style-name="Standard" style:default-outline-level="">
      <style:paragraph-properties loext:contextual-spacing="false" fo:margin-top="0.0693in" fo:margin-bottom="0.0693in" fo:text-align="center" style:justify-single-word="false" fo:background-color="#ccffcc" fo:padding="0in" fo:border-left="0.51pt solid #00000a" fo:border-right="0.51pt solid #00000a" fo:border-top="0.51pt solid #00000a" fo:border-bottom="0.99pt solid #00000a">
        <style:background-image/>
      </style:paragraph-properties>
      <style:text-properties style:font-name="Times New Roman" fo:font-size="12pt" style:font-size-asian="12pt" style:font-size-complex="12pt"/>
    </style:style>
    <style:style style:name="xl42" style:family="paragraph" style:parent-style-name="Standard" style:default-outline-level="">
      <style:paragraph-properties loext:contextual-spacing="false" fo:margin-top="0.0693in" fo:margin-bottom="0.0693in" fo:background-color="#ccffcc" fo:padding="0in" fo:border-left="0.51pt solid #00000a" fo:border-right="0.51pt solid #00000a" fo:border-top="0.51pt solid #00000a" fo:border-bottom="0.99pt solid #00000a">
        <style:background-image/>
      </style:paragraph-properties>
      <style:text-properties style:font-name="Times New Roman" fo:font-size="12pt" style:font-size-asian="12pt" style:font-size-complex="12pt"/>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0.4917in" fo:margin-right="0in" fo:margin-top="0in" fo:margin-bottom="0in" fo:text-indent="0in" style:auto-text-indent="false"/>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style:font-name="Arial" fo:language="es" fo:country="ES" style:letter-kerning="true" style:language-asian="zh" style:country-asian="CN" fo:hyphenate="false" fo:hyphenation-remain-char-count="2" fo:hyphenation-push-char-count="2"/>
    </style:style>
    <style:style style:name="Contents_20_Heading" style:display-name="Contents Heading" style:family="paragraph" style:parent-style-name="Heading_20_1" style:next-style-name="Standard" style:default-outline-level="" style:class="index">
      <style:paragraph-properties loext:contextual-spacing="false" fo:margin-top="0.3335in" fo:margin-bottom="0in" fo:line-height="115%" fo:keep-together="always"/>
      <style:text-properties fo:color="#365f91" style:font-name="Cambria" style:letter-kerning="false" style:language-asian="en" style:country-asian="US" style:font-size-complex="14pt" style:font-weight-complex="bold"/>
    </style:style>
    <style:style style:name="footnote_20_text" style:display-name="footnote text" style:family="paragraph" style:parent-style-name="Standard" style:default-outline-level="">
      <style:text-properties style:font-name="Calibri" style:language-asian="en" style:country-asian="US"/>
    </style:style>
    <style:style style:name="western" style:family="paragraph" style:parent-style-name="Standard" style:default-outline-level="">
      <style:paragraph-properties loext:contextual-spacing="false" fo:margin-top="0.0693in" fo:margin-bottom="0.0693in"/>
      <style:text-properties style:font-name="Times New Roman" fo:font-size="12pt" fo:language="en" fo:country="US" style:font-size-asian="12pt" style:language-asian="en" style:country-asian="US" style:font-size-complex="12pt"/>
    </style:style>
    <style:style style:name="Estilo_20_Título_20_4_20__2b__20_Antes_3a__20__20_6_20_pto" style:display-name="Estilo Título 4 + Antes:  6 pto" style:family="paragraph" style:parent-style-name="Heading_20_4" style:auto-update="true" style:default-outline-level="">
      <style:paragraph-properties fo:margin="100%" fo:margin-left="0.6in" fo:margin-right="0in" fo:margin-top="0in" fo:margin-bottom="0in" fo:text-align="justify" style:justify-single-word="false" fo:orphans="0" fo:widows="0" fo:text-indent="-0.6in" style:auto-text-indent="false">
        <style:tab-stops>
          <style:tab-stop style:position="0.6in"/>
        </style:tab-stops>
      </style:paragraph-properties>
      <style:text-properties style:font-name="Arial" fo:font-size="12pt" fo:font-style="italic" fo:font-weight="normal" style:font-size-asian="12pt" style:language-asian="fr" style:country-asian="FR" style:font-style-asian="italic" style:font-weight-asian="normal" style:font-size-complex="10pt" style:font-style-complex="italic" style:font-weight-complex="normal"/>
    </style:style>
    <style:style style:name="Title" style:family="paragraph" style:parent-style-name="Standard" style:next-style-name="Standard" style:default-outline-level="1" style:list-style-name="" style:class="chapter">
      <style:paragraph-properties loext:contextual-spacing="false" fo:margin-top="0.1665in" fo:margin-bottom="0.0417in" fo:text-align="center" style:justify-single-word="false"/>
      <style:text-properties style:font-name="Cambria" fo:font-size="16pt" fo:font-weight="bold" style:letter-kerning="true" style:font-size-asian="16pt" style:font-weight-asian="bold" style:font-size-complex="16pt" style:font-weight-complex="bold"/>
    </style:style>
    <style:style style:name="Subtitle" style:family="paragraph" style:parent-style-name="Standard" style:next-style-name="Standard" style:default-outline-level="2" style:list-style-name="" style:class="chapter">
      <style:paragraph-properties loext:contextual-spacing="false" fo:margin-top="0in" fo:margin-bottom="0.0417in" fo:text-align="center" style:justify-single-word="false"/>
      <style:text-properties style:font-name="Cambria" fo:font-size="12pt" style:font-size-asian="12pt" style:font-size-complex="12pt"/>
    </style:style>
    <style:style style:name="Footnote"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Default_20_Paragraph_20_Font" style:display-name="Default Paragraph Font" style:family="text"/>
    <style:style style:name="Título_20_1_20_Car" style:display-name="Título 1 Car" style:family="text" style:parent-style-name="Default_20_Paragraph_20_Font">
      <style:text-properties style:font-name="Arial" fo:font-size="14pt" fo:language="es" fo:country="ES" fo:font-weight="bold" style:letter-kerning="true" style:font-size-asian="14pt" style:language-asian="es" style:country-asian="ES" style:font-weight-asian="bold"/>
    </style:style>
    <style:style style:name="Título_20_2_20_Car" style:display-name="Título 2 Car" style:family="text" style:parent-style-name="Default_20_Paragraph_20_Font">
      <style:text-properties style:font-name="Arial" fo:font-size="12pt" fo:language="es" fo:country="ES" fo:font-style="italic" fo:font-weight="bold" style:font-size-asian="12pt" style:language-asian="es" style:country-asian="ES" style:font-style-asian="italic" style:font-weight-asian="bold" style:font-name-complex="Times New Roman1"/>
    </style:style>
    <style:style style:name="Título_20_3_20_Car" style:display-name="Título 3 Car" style:family="text" style:parent-style-name="Default_20_Paragraph_20_Font">
      <style:text-properties style:font-name="Arial" fo:font-size="12pt" fo:language="es" fo:country="ES" style:font-size-asian="12pt" style:language-asian="es" style:country-asian="ES"/>
    </style:style>
    <style:style style:name="Título_20_4_20_Car" style:display-name="Título 4 Car" style:family="text" style:parent-style-name="Default_20_Paragraph_20_Font">
      <style:text-properties style:font-name="Calibri" fo:font-size="14pt" fo:language="es" fo:country="ES" fo:font-weight="bold" style:font-size-asian="14pt" style:language-asian="es" style:country-asian="ES" style:font-weight-asian="bold"/>
    </style:style>
    <style:style style:name="Título_20_5_20_Car" style:display-name="Título 5 Car" style:family="text" style:parent-style-name="Default_20_Paragraph_20_Font">
      <style:text-properties style:font-name="Calibri" fo:font-size="13pt" fo:language="es" fo:country="ES" fo:font-style="italic" fo:font-weight="bold" style:font-name-asian="Times New Roman1" style:font-size-asian="13pt" style:language-asian="es" style:country-asian="ES" style:font-style-asian="italic" style:font-weight-asian="bold" style:font-name-complex="Times New Roman1" style:font-size-complex="13pt" style:font-style-complex="italic" style:font-weight-complex="bold"/>
    </style:style>
    <style:style style:name="Título_20_6_20_Car" style:display-name="Título 6 Car" style:family="text" style:parent-style-name="Default_20_Paragraph_20_Font">
      <style:text-properties style:font-name="Arial" fo:language="es" fo:country="ES" fo:font-weight="bold" style:language-asian="es" style:country-asian="ES" style:font-weight-asian="bold"/>
    </style:style>
    <style:style style:name="Título_20_7_20_Car" style:display-name="Título 7 Car" style:family="text" style:parent-style-name="Default_20_Paragraph_20_Font">
      <style:text-properties style:font-name="Calibri" fo:font-size="12pt" fo:language="es" fo:country="ES" style:font-name-asian="Times New Roman1" style:font-size-asian="12pt" style:language-asian="es" style:country-asian="ES" style:font-name-complex="Times New Roman1" style:font-size-complex="12pt"/>
    </style:style>
    <style:style style:name="Título_20_8_20_Car" style:display-name="Título 8 Car" style:family="text" style:parent-style-name="Default_20_Paragraph_20_Font">
      <style:text-properties style:font-name="Calibri" fo:font-size="12pt" fo:language="es" fo:country="ES" fo:font-style="italic" style:font-name-asian="Times New Roman1" style:font-size-asian="12pt" style:language-asian="es" style:country-asian="ES" style:font-style-asian="italic" style:font-name-complex="Times New Roman1" style:font-size-complex="12pt" style:font-style-complex="italic"/>
    </style:style>
    <style:style style:name="Título_20_9_20_Car" style:display-name="Título 9 Car" style:family="text" style:parent-style-name="Default_20_Paragraph_20_Font">
      <style:text-properties style:font-name="Cambria" fo:font-size="11pt" fo:language="es" fo:country="ES" style:font-name-asian="Times New Roman1" style:font-size-asian="11pt" style:language-asian="es" style:country-asian="ES" style:font-name-complex="Times New Roman1" style:font-size-complex="11pt"/>
    </style:style>
    <style:style style:name="Encabezado_20_Car" style:display-name="Encabezado Car" style:family="text" style:parent-style-name="Default_20_Paragraph_20_Font">
      <style:text-properties style:font-name="Arial" fo:language="es" fo:country="ES" style:language-asian="es" style:country-asian="ES"/>
    </style:style>
    <style:style style:name="Pie_20_de_20_página_20_Car" style:display-name="Pie de página Car" style:family="text" style:parent-style-name="Default_20_Paragraph_20_Font">
      <style:text-properties style:font-name="Arial" fo:language="es" fo:country="ES" style:language-asian="es" style:country-asian="ES"/>
    </style:style>
    <style:style style:name="page_20_number" style:display-name="page number" style:family="text" style:parent-style-name="Default_20_Paragraph_20_Font">
      <style:text-properties style:font-name-complex="Times New Roman1"/>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style>
    <style:style style:name="Mapa_20_del_20_documento_20_Car" style:display-name="Mapa del documento Car" style:family="text" style:parent-style-name="Default_20_Paragraph_20_Font">
      <style:text-properties fo:font-size="1pt" fo:language="es" fo:country="ES" style:font-size-asian="1pt" style:language-asian="es" style:country-asian="ES" style:font-size-complex="1pt"/>
    </style:style>
    <style:style style:name="Sangría_20_de_20_texto_20_normal_20_Car" style:display-name="Sangría de texto normal Car" style:family="text" style:parent-style-name="Default_20_Paragraph_20_Font">
      <style:text-properties style:font-name="Arial" fo:language="es" fo:country="ES" style:language-asian="es" style:country-asian="ES"/>
    </style:style>
    <style:style style:name="Sangría_20_2_20_de_20_t._20_independiente_20_Car" style:display-name="Sangría 2 de t. independiente Car" style:family="text" style:parent-style-name="Default_20_Paragraph_20_Font">
      <style:text-properties style:font-name="Arial" fo:language="es" fo:country="ES" style:language-asian="es" style:country-asian="ES"/>
    </style:style>
    <style:style style:name="Sangría_20_3_20_de_20_t._20_independiente_20_Car" style:display-name="Sangría 3 de t. independiente Car" style:family="text" style:parent-style-name="Default_20_Paragraph_20_Font">
      <style:text-properties style:font-name="Arial" fo:font-size="8pt" fo:language="es" fo:country="ES" style:font-size-asian="8pt" style:language-asian="es" style:country-asian="ES" style:font-size-complex="8pt"/>
    </style:style>
    <style:style style:name="Texto_20_independiente_20_Car" style:display-name="Texto independiente Car" style:family="text" style:parent-style-name="Default_20_Paragraph_20_Font">
      <style:text-properties style:font-name="Arial" fo:language="es" fo:country="ES" style:language-asian="es" style:country-asian="ES"/>
    </style:style>
    <style:style style:name="Texto_20_independiente_20_2_20_Car" style:display-name="Texto independiente 2 Car" style:family="text" style:parent-style-name="Default_20_Paragraph_20_Font">
      <style:text-properties style:font-name="Arial" fo:language="es" fo:country="ES" style:language-asian="es" style:country-asian="ES"/>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style>
    <style:style style:name="Texto_20_independiente_20_3_20_Car" style:display-name="Texto independiente 3 Car" style:family="text" style:parent-style-name="Default_20_Paragraph_20_Font">
      <style:text-properties style:font-name="Arial" fo:font-size="8pt" fo:language="es" fo:country="ES" style:font-size-asian="8pt" style:language-asian="es" style:country-asian="ES" style:font-size-complex="8pt"/>
    </style:style>
    <style:style style:name="Texto_20_sin_20_formato_20_Car" style:display-name="Texto sin formato Car" style:family="text" style:parent-style-name="Default_20_Paragraph_20_Font">
      <style:text-properties style:font-name="Courier New" fo:language="es" fo:country="ES" style:language-asian="es" style:country-asian="ES" style:font-name-complex="Tahoma1"/>
    </style:style>
    <style:style style:name="Texto_20_de_20_globo_20_Car" style:display-name="Texto de globo Car" style:family="text" style:parent-style-name="Default_20_Paragraph_20_Font">
      <style:text-properties fo:font-size="1pt" fo:language="es" fo:country="ES" style:font-size-asian="1pt" style:language-asian="es" style:country-asian="ES" style:font-size-complex="1pt"/>
    </style:style>
    <style:style style:name="Texto_20_nota_20_pie_20_Car" style:display-name="Texto nota pie Car" style:family="text" style:parent-style-name="Default_20_Paragraph_20_Font">
      <style:text-properties style:font-name="Calibri" fo:language="es" fo:country="ES" style:language-asian="en" style:country-asian="US" style:font-name-complex="Times New Roman1"/>
    </style:style>
    <style:style style:name="Subtle_20_Emphasis" style:display-name="Subtle Emphasis" style:family="text" style:parent-style-name="Default_20_Paragraph_20_Font">
      <style:text-properties fo:color="#808080" fo:font-size="11pt" fo:language="es" fo:country="ES" fo:font-style="italic" style:font-name-asian="Times New Roman1" style:font-size-asian="11pt" style:font-style-asian="italic"/>
    </style:style>
    <style:style style:name="footnote_20_reference" style:display-name="footnote reference" style:family="text" style:parent-style-name="Default_20_Paragraph_20_Font">
      <style:text-properties style:text-position="super 58%" style:font-name-complex="Times New Roman1"/>
    </style:style>
    <style:style style:name="Título_20_Car" style:display-name="Título Car" style:family="text" style:parent-style-name="Default_20_Paragraph_20_Font">
      <style:text-properties style:font-name="Cambria" fo:font-size="16pt" fo:language="es" fo:country="ES" fo:font-weight="bold" style:letter-kerning="true" style:font-size-asian="16pt" style:language-asian="es" style:country-asian="ES" style:font-weight-asian="bold" style:font-name-complex="Times New Roman1" style:font-size-complex="16pt" style:font-weight-complex="bold"/>
    </style:style>
    <style:style style:name="Subtítulo_20_Car" style:display-name="Subtítulo Car" style:family="text" style:parent-style-name="Default_20_Paragraph_20_Font">
      <style:text-properties style:font-name="Cambria" fo:font-size="12pt" fo:language="es" fo:country="ES" style:font-size-asian="12pt" style:language-asian="es" style:country-asian="ES" style:font-name-complex="Times New Roman1" style:font-size-complex="12pt"/>
    </style:style>
    <style:style style:name="ListLabel_20_1" style:display-name="ListLabel 1" style:family="text">
      <style:text-properties style:font-name="Arial Black" fo:font-weight="bold" style:font-name-complex="Times New Roman1"/>
    </style:style>
    <style:style style:name="ListLabel_20_2" style:display-name="ListLabel 2" style:family="text">
      <style:text-properties style:font-name="Calibri" fo:font-size="11pt" style:font-name-complex="Courier New1"/>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5in" fo:text-indent="-0.75in" fo:margin-left="0.5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5in" fo:text-indent="-0.75in" fo:margin-left="0.5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75in" fo:text-indent="-1in" fo:margin-left="0.75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0.75in" fo:text-indent="-1in" fo:margin-left="0.75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in" fo:text-indent="-1.25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5in" fo:text-indent="-0.75in" fo:margin-left="0.5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5in" fo:text-indent="-0.75in" fo:margin-left="0.5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75in" fo:text-indent="-1in" fo:margin-left="0.75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0.75in" fo:text-indent="-1in" fo:margin-left="0.75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in" fo:text-indent="-1.25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 style:num-suffix="." style:num-format="1">
        <style:list-level-properties text:list-level-position-and-space-mode="label-alignment">
          <style:list-level-label-alignment text:label-followed-by="listtab" text:list-tab-stop-position="0.25in" fo:text-indent="-0.0783in" fo:margin-left="0.0783in"/>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0.5783in" fo:text-indent="0.039in" fo:margin-left="0.0398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 style:num-suffix="." style:num-format="1">
        <style:list-level-properties text:list-level-position-and-space-mode="label-alignment">
          <style:list-level-label-alignment text:label-followed-by="listtab" text:list-tab-stop-position="0.25in" fo:text-indent="-0.0783in" fo:margin-left="0.0783in"/>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0.5783in" fo:text-indent="0.039in" fo:margin-left="0.0398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 style:num-suffix="." style:num-format="1">
        <style:list-level-properties text:list-level-position-and-space-mode="label-alignment">
          <style:list-level-label-alignment text:label-followed-by="listtab" text:list-tab-stop-position="0.25in" fo:text-indent="-0.0783in" fo:margin-left="0.0783in"/>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0.5783in" fo:text-indent="0.039in" fo:margin-left="0.0398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 style:num-suffix="." style:num-format="1">
        <style:list-level-properties text:list-level-position-and-space-mode="label-alignment">
          <style:list-level-label-alignment text:label-followed-by="listtab" text:list-tab-stop-position="0.25in" fo:text-indent="-0.0783in" fo:margin-left="0.0783in"/>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0.5783in" fo:text-indent="0.039in" fo:margin-left="0.0398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suffix="." style:num-format="1">
        <style:list-level-properties text:list-level-position-and-space-mode="label-alignment">
          <style:list-level-label-alignment text:label-followed-by="listtab" text:list-tab-stop-position="0.25in" fo:text-indent="-0.0783in" fo:margin-left="0.0783in"/>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0.5783in" fo:text-indent="0.039in" fo:margin-left="0.0398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0" style:family="table">
      <style:table-properties style:width="6.6444in" fo:margin-left="-0.0486in" fo:margin-top="0in" fo:margin-bottom="0in" table:align="left" style:writing-mode="lr-tb"/>
    </style:style>
    <style:style style:name="Table20.A" style:family="table-column">
      <style:table-column-properties style:column-width="1.0326in"/>
    </style:style>
    <style:style style:name="Table20.B" style:family="table-column">
      <style:table-column-properties style:column-width="2.6083in"/>
    </style:style>
    <style:style style:name="Table20.C" style:family="table-column">
      <style:table-column-properties style:column-width="3.0035in"/>
    </style:style>
    <style:style style:name="Table20.1" style:family="table-row">
      <style:table-row-properties fo:keep-together="always"/>
    </style:style>
    <style:style style:name="Table20.A1" style:family="table-cell">
      <style:table-cell-properties fo:padding-left="0.0486in" fo:padding-right="0.0486in" fo:padding-top="0in" fo:padding-bottom="0in" fo:border="none"/>
    </style:style>
    <style:style style:name="MP1" style:family="paragraph" style:parent-style-name="Standard">
      <style:paragraph-properties fo:text-align="center" style:justify-single-word="false"/>
    </style:style>
    <style:style style:name="MP2" style:family="paragraph">
      <style:paragraph-properties fo:text-align="center"/>
    </style:style>
    <style:style style:name="MP3" style:family="paragraph" style:parent-style-name="Standard">
      <style:text-properties style:font-name="Times New Roman" fo:font-style="italic" style:font-style-asian="italic"/>
    </style:style>
    <style:style style:name="MP4" style:family="paragraph" style:parent-style-name="Standard">
      <style:text-properties style:font-name="Monotype Corsiva" fo:font-size="8pt" style:font-size-asian="8pt"/>
    </style:style>
    <style:style style:name="MT1" style:family="text">
      <style:text-properties fo:font-size="12pt" fo:font-weight="bold" style:font-size-asian="12pt" style:font-weight-asian="bold"/>
    </style:style>
    <style:style style:name="MT2" style:family="text">
      <style:text-properties fo:font-style="italic" style:text-underline-style="solid" style:text-underline-width="auto" style:text-underline-color="font-color" fo:font-weight="bold" style:font-style-asian="italic" style:font-weight-asian="bold"/>
    </style:style>
    <style:style style:name="MT3" style:family="text">
      <style:text-properties style:font-name="Times New Roman" fo:font-style="italic" style:font-style-asian="italic"/>
    </style:style>
    <style:style style:name="MT4" style:family="text">
      <style:text-properties fo:background-color="#c0c0c0" loext:char-shading-value="0"/>
    </style:style>
    <style:style style:name="MT5" style:family="text"/>
    <style:style style:name="M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horizontal-pos="from-left" style:horizontal-rel="paragraph" draw:wrap-influence-on-position="once-concurrent" style:flow-with-text="false"/>
    </style:style>
    <style:style style:name="Mgr2" style:family="graphic">
      <style:graphic-properties draw:stroke="solid" svg:stroke-width="0in" svg:stroke-color="#000000" draw:stroke-linejoin="round" draw:fill="solid" draw:fill-color="#ffffff" draw:textarea-horizontal-align="center" draw:textarea-vertical-align="to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1299in" fo:margin-left="1in" fo:margin-right="1in" style:writing-mode="lr-tb" style:layout-grid-color="#c0c0c0" style:layout-grid-lines="25209"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799in" fo:margin-left="0in" fo:margin-right="0in" fo:margin-bottom="0.4402in" style:dynamic-spacing="true"/>
      </style:header-style>
      <style:footer-style>
        <style:header-footer-properties fo:min-height="0.6583in" fo:margin-left="0in" fo:margin-right="0in" fo:margin-top="0.6189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MP1"><draw:frame text:anchor-type="as-char" svg:y="0in" draw:z-index="71" draw:style-name="Mgr1" draw:text-style-name="MP2" svg:width="0.4169in" svg:height="0.6358in"><draw:image xlink:href="Pictures/100000000000005B00000090F3E3DBFE.png" xlink:type="simple" xlink:show="embed" xlink:actuate="onLoad"><text:p/></draw:image></draw:frame><text:span text:style-name="MT1"><text:tab/></text:span></text:p>
            </table:table-cell>
            <table:table-cell table:style-name="Table20.A1" office:value-type="string">
              <text:p text:style-name="MP3">Universidad de Buenos Aires <text:s text:c="81"/></text:p>
              <text:p text:style-name="MP3">Facultad de Ingeniería </text:p>
              <text:p text:style-name="MP3">Segundo Cuatrimestre 2015</text:p>
            </table:table-cell>
            <table:table-cell table:style-name="Table20.A1" office:value-type="string">
              <text:p text:style-name="MP4"/>
              <text:p text:style-name="MP1"><text:span text:style-name="MT2">Trabajo Práctico de Sistemas Operativos <text:s/><text:line-break/></text:span><text:span text:style-name="MT3">Curso Martes</text:span></text:p>
            </table:table-cell>
          </table:table-row>
        </table:table>
        <text:p text:style-name="Header"><draw:line text:anchor-type="char" draw:z-index="47" draw:style-name="Mgr2" draw:text-style-name="MP2" svg:x1="0.0189in" svg:y1="0.0508in" svg:x2="6.1189in" svg:y2="0.0508in"><text:p/></draw:line></text:p>
      </style:header>
      <style:footer>
        <text:p text:style-name="Header"><draw:line text:anchor-type="char" draw:z-index="23" draw:style-name="Mgr2" draw:text-style-name="MP2" svg:x1="0.0189in" svg:y1="0.0374in" svg:x2="6.1189in" svg:y2="0.0374in"><text:p/></draw:line></text:p>
        <text:p text:style-name="Header">Grupo: <text:span text:style-name="MT4">5</text:span> Tema: I<text:tab/><text:tab/>Página <text:span text:style-name="page_20_number"><text:page-number text:select-page="current">22</text:page-number></text:span><text:span text:style-name="page_20_number"> de </text:span><text:span text:style-name="page_20_number"><text:page-count>24</text:page-count></text:span></text:p>
        <text:p text:style-name="Header"/>
      </style:foot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abajo Practico de Sistemas Operativos</dc:title>
    <meta:initial-creator>Sandra Abraham</meta:initial-creator>
    <meta:editing-cycles>115</meta:editing-cycles>
    <meta:print-date>2014-04-01T18:57:00</meta:print-date>
    <meta:creation-date>2014-04-08T15:19:00</meta:creation-date>
    <dc:date>2015-10-13T17:32:58</dc:date>
    <meta:editing-duration>PT6H30M4S</meta:editing-duration>
    <meta:generator>LibreOffice/3.5$Linux_x86 LibreOffice_project/350m1$Build-2</meta:generator>
    <meta:document-statistic meta:table-count="5" meta:image-count="0" meta:object-count="0" meta:page-count="24" meta:paragraph-count="640" meta:word-count="4083" meta:character-count="31889" meta:non-whitespace-character-count="28453"/>
    <meta:user-defined meta:name="ACEPDIR">/a_protocolizar</meta:user-defined>
    <meta:user-defined meta:name="ARRIDIR">/novedades</meta:user-defined>
    <meta:user-defined meta:name="AppVersion">12.0000</meta:user-defined>
    <meta:user-defined meta:name="Company">Hewlett-Packard</meta:user-defined>
    <meta:user-defined meta:name="Cuatrimestre" meta:value-type="string">Primer Cuatrimestre 2015</meta:user-defined>
    <meta:user-defined meta:name="Datos de Prueba" meta:value-type="string">/datos</meta:user-defined>
    <meta:user-defined meta:name="Demonio" meta:value-type="string">RecPro</meta:user-defined>
    <meta:user-defined meta:name="Directorio conf" meta:value-type="string">/conf</meta:user-defined>
    <meta:user-defined meta:name="DocSecurity" meta:value-type="float">0</meta:user-defined>
    <meta:user-defined meta:name="Glog" meta:value-type="string">Glog</meta:user-defined>
    <meta:user-defined meta:name="HyperlinksChanged" meta:value-type="boolean">false</meta:user-defined>
    <meta:user-defined meta:name="INFODIR" meta:value-type="string">/informes</meta:user-defined>
    <meta:user-defined meta:name="Inicializador" meta:value-type="string">IniPro</meta:user-defined>
    <meta:user-defined meta:name="Instalador" meta:value-type="string">InsPro</meta:user-defined>
    <meta:user-defined meta:name="LinksUpToDate" meta:value-type="boolean">false</meta:user-defined>
    <meta:user-defined meta:name="Listador" meta:value-type="string">InfPro</meta:user-defined>
    <meta:user-defined meta:name="MAEDIR" meta:value-type="string">MAEDIR</meta:user-defined>
    <meta:user-defined meta:name="Mover" meta:value-type="string">Mover</meta:user-defined>
    <meta:user-defined meta:name="NOVEDADES" meta:value-type="string">NOVEDIR</meta:user-defined>
    <meta:user-defined meta:name="Nombre" meta:value-type="string">SisPro</meta:user-defined>
    <meta:user-defined meta:name="PROCDIR" meta:value-type="string">/protocolizados</meta:user-defined>
    <meta:user-defined meta:name="Proceso" meta:value-type="string">ProPro</meta:user-defined>
    <meta:user-defined meta:name="ScaleCrop" meta:value-type="boolean">false</meta:user-defined>
    <meta:user-defined meta:name="ShareDoc" meta:value-type="boolean">false</meta:user-defined>
    <meta:user-defined meta:name="Start" meta:value-type="string">Start</meta:user-defined>
    <meta:user-defined meta:name="Stop" meta:value-type="string">Stop</meta:user-defined>
    <meta:user-defined meta:name="Tema" meta:value-type="string">G</meta:user-defined>
    <meta:user-defined meta:name="Vlog" meta:value-type="string">Viewer</meta:user-defined>
    <meta:template xlink:type="simple" xlink:actuate="onRequest" xlink:title="Normal.dotm" xlink:href=""/>
  </office:meta>
</office:document-meta>
</file>